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9ac0" officeooo:paragraph-rsid="001c9ac0"/>
    </style:style>
    <style:style style:name="P2" style:family="paragraph" style:parent-style-name="Standard">
      <style:text-properties officeooo:rsid="001d62e0" officeooo:paragraph-rsid="001d62e0"/>
    </style:style>
    <style:style style:name="P3" style:family="paragraph" style:parent-style-name="Standard">
      <style:text-properties officeooo:rsid="001e3ff8" officeooo:paragraph-rsid="001e3ff8"/>
    </style:style>
    <style:style style:name="P4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font-size="14pt" fo:font-weight="bold" officeooo:rsid="001ee4e3" officeooo:paragraph-rsid="001ee4e3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2e4a9" officeooo:paragraph-rsid="0022e4a9"/>
    </style:style>
    <style:style style:name="P6" style:family="paragraph" style:parent-style-name="Standard">
      <style:text-properties officeooo:rsid="0023f1cf" officeooo:paragraph-rsid="0023f1cf"/>
    </style:style>
    <style:style style:name="P7" style:family="paragraph" style:parent-style-name="Standard">
      <style:text-properties officeooo:rsid="0021583f" officeooo:paragraph-rsid="0021583f"/>
    </style:style>
    <style:style style:name="P8" style:family="paragraph" style:parent-style-name="Standard">
      <style:text-properties officeooo:rsid="002649ed" officeooo:paragraph-rsid="002649e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58c4f" officeooo:paragraph-rsid="00258c4f" style:font-weight-asian="bold" style:font-weight-complex="bold"/>
    </style:style>
    <style:style style:name="P10" style:family="paragraph" style:parent-style-name="Standard">
      <loext:graphic-properties draw:fill="solid" draw:fill-color="#000000" draw:opacity="100%"/>
      <style:paragraph-properties fo:background-color="#000000" style:shadow="#808080 -0.18cm -0.18cm"/>
      <style:text-properties style:font-name="Courier 10 Pitch" fo:font-size="10pt" officeooo:rsid="0022e4a9" officeooo:paragraph-rsid="0022e4a9" style:font-size-asian="10pt" style:font-size-complex="10pt"/>
    </style:style>
    <style:style style:name="P11" style:family="paragraph" style:parent-style-name="Standard">
      <loext:graphic-properties draw:fill="solid" draw:fill-color="#000000" draw:opacity="100%"/>
      <style:paragraph-properties fo:background-color="#000000" style:shadow="#808080 -0.18cm -0.18cm"/>
      <style:text-properties style:font-name="Courier 10 Pitch" fo:font-size="10pt" officeooo:rsid="0023f1cf" officeooo:paragraph-rsid="0023f1cf" style:font-size-asian="10pt" style:font-size-complex="10pt"/>
    </style:style>
    <style:style style:name="P12" style:family="paragraph" style:parent-style-name="Standard">
      <style:paragraph-properties fo:break-before="page"/>
      <style:text-properties officeooo:rsid="0021583f" officeooo:paragraph-rsid="0021583f"/>
    </style:style>
    <style:style style:name="P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258c4f" officeooo:paragraph-rsid="00258c4f"/>
    </style:style>
    <style:style style:name="P1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258c4f" officeooo:paragraph-rsid="00258c4f"/>
    </style:style>
    <style:style style:name="P15" style:family="paragraph" style:parent-style-name="Standard" style:list-style-name="L1">
      <style:text-properties officeooo:rsid="00258c4f" officeooo:paragraph-rsid="00258c4f"/>
    </style:style>
    <style:style style:name="P16" style:family="paragraph" style:parent-style-name="Standard" style:list-style-name="L2">
      <style:text-properties officeooo:rsid="002649ed" officeooo:paragraph-rsid="002649ed"/>
    </style:style>
    <style:style style:name="P17" style:family="paragraph" style:parent-style-name="Standard">
      <style:paragraph-properties fo:text-align="justify" style:justify-single-word="false"/>
      <style:text-properties fo:color="#2a6099" style:text-position="0% 100%" officeooo:rsid="0004bcf2" officeooo:paragraph-rsid="002e68e8"/>
    </style:style>
    <style:style style:name="P18" style:family="paragraph" style:parent-style-name="Standard">
      <style:paragraph-properties fo:text-align="justify" style:justify-single-word="false"/>
      <style:text-properties fo:color="#2a6099" style:text-position="0% 100%" style:text-underline-style="solid" style:text-underline-width="auto" style:text-underline-color="font-color" fo:font-weight="bold" officeooo:rsid="0004bcf2" officeooo:paragraph-rsid="002e68e8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2a6099" style:text-position="0% 100%" style:font-name="Liberation Serif1" officeooo:rsid="0004bcf2" officeooo:paragraph-rsid="002e68e8" style:font-name-asian="Liberation Serif1" style:font-name-complex="Liberation Serif1"/>
    </style:style>
    <style:style style:name="P20" style:family="paragraph" style:parent-style-name="Standard">
      <style:paragraph-properties fo:text-align="justify" style:justify-single-word="false"/>
      <style:text-properties fo:color="#2a6099" style:text-underline-style="solid" style:text-underline-width="auto" style:text-underline-color="font-color" fo:font-weight="bold" officeooo:rsid="0004bcf2" officeooo:paragraph-rsid="002e68e8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2a6099" officeooo:rsid="0004bcf2" officeooo:paragraph-rsid="002e68e8"/>
    </style:style>
    <style:style style:name="P22" style:family="paragraph" style:parent-style-name="Standard">
      <style:text-properties fo:color="#2a6099" officeooo:rsid="002649ed" officeooo:paragraph-rsid="002649ed"/>
    </style:style>
    <style:style style:name="P2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258c4f" officeooo:paragraph-rsid="00258c4f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style:text-underline-style="none" fo:font-weight="normal" officeooo:rsid="00066600" officeooo:paragraph-rsid="002e68e8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style:text-underline-style="solid" style:text-underline-width="auto" style:text-underline-color="font-color" fo:font-weight="bold" officeooo:rsid="0005a3fd" officeooo:paragraph-rsid="002e68e8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position="0% 100%" fo:font-weight="normal" officeooo:rsid="0005a3fd" officeooo:paragraph-rsid="002e68e8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style:text-underline-style="solid" style:text-underline-width="auto" style:text-underline-color="font-color" fo:font-weight="bold" officeooo:rsid="0005a3fd" officeooo:paragraph-rsid="002e68e8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2a6099" fo:font-weight="normal" officeooo:rsid="0005a3fd" officeooo:paragraph-rsid="002e68e8" style:font-weight-asian="normal" style:font-weight-complex="normal"/>
    </style:style>
    <style:style style:name="P29" style:family="paragraph" style:parent-style-name="Standard">
      <loext:graphic-properties draw:fill="solid" draw:fill-color="#ffff66" draw:opacity="100%"/>
      <style:paragraph-properties fo:background-color="#ffff66" fo:padding="0.049cm" fo:border="0.06pt solid #ff3333" style:shadow="none"/>
      <style:text-properties fo:font-style="normal" style:text-underline-style="none" officeooo:rsid="001c2583" officeooo:paragraph-rsid="002b4cce" style:font-style-asian="normal" style:font-style-complex="normal"/>
    </style:style>
    <style:style style:name="P30" style:family="paragraph" style:parent-style-name="Standard" style:master-page-name="">
      <loext:graphic-properties draw:fill="none" draw:fill-color="#ffff66" draw:opacity="100%"/>
      <style:paragraph-properties style:page-number="auto" fo:break-before="page" fo:background-color="transparent" fo:padding="0.049cm" fo:border="none" style:shadow="none">
        <style:tab-stops/>
      </style:paragraph-properties>
      <style:text-properties fo:font-style="italic" style:text-underline-style="solid" style:text-underline-width="auto" style:text-underline-color="font-color" fo:font-weight="bold" officeooo:rsid="003034c1" officeooo:paragraph-rsid="003034c1" style:font-style-asian="italic" style:font-weight-asian="bold" style:font-style-complex="italic" style:font-weight-complex="bold"/>
    </style:style>
    <style:style style:name="P31" style:family="paragraph" style:parent-style-name="Standard">
      <loext:graphic-properties draw:fill="none" draw:fill-color="#ffff66" draw:opacity="100%"/>
      <style:paragraph-properties fo:background-color="transparent" fo:padding="0.049cm" fo:border="none" style:shadow="none">
        <style:tab-stops/>
      </style:paragraph-properties>
      <style:text-properties fo:color="#2a6099" fo:font-style="normal" style:text-underline-style="none" fo:font-weight="normal" officeooo:rsid="003034c1" officeooo:paragraph-rsid="003034c1" style:font-style-asian="normal" style:font-weight-asian="normal" style:font-style-complex="normal" style:font-weight-complex="normal"/>
    </style:style>
    <style:style style:name="T1" style:family="text">
      <style:text-properties officeooo:rsid="001e3ff8"/>
    </style:style>
    <style:style style:name="T2" style:family="text">
      <style:text-properties officeooo:rsid="0022e4a9"/>
    </style:style>
    <style:style style:name="T3" style:family="text">
      <style:text-properties officeooo:rsid="0023f1cf"/>
    </style:style>
    <style:style style:name="T4" style:family="text">
      <style:text-properties officeooo:rsid="002649ed"/>
    </style:style>
    <style:style style:name="T5" style:family="text">
      <style:text-properties officeooo:rsid="0028b6a4"/>
    </style:style>
    <style:style style:name="T6" style:family="text">
      <style:text-properties officeooo:rsid="002c6672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9" style:family="text">
      <style:text-properties style:font-name="Liberation Serif1" style:text-underline-style="solid" style:text-underline-width="auto" style:text-underline-color="font-color" style:font-name-asian="Liberation Serif1" style:font-name-complex="Liberation Serif1"/>
    </style:style>
    <style:style style:name="T10" style:family="text">
      <style:text-properties style:font-name="Liberation Serif1" style:text-underline-style="solid" style:text-underline-width="auto" style:text-underline-color="font-color" officeooo:rsid="00081d61" style:font-name-asian="Liberation Serif1" style:font-name-complex="Liberation Serif1"/>
    </style:style>
    <style:style style:name="T11" style:family="text">
      <style:text-properties style:font-name="Liberation Serif1" style:text-underline-style="none" style:font-name-asian="Liberation Serif1" style:font-name-complex="Liberation Serif1"/>
    </style:style>
    <style:style style:name="T12" style:family="text">
      <style:text-properties style:font-name="Liberation Serif1" style:text-underline-style="none" officeooo:rsid="000bfa4b" style:font-name-asian="Liberation Serif1" style:font-name-complex="Liberation Serif1"/>
    </style:style>
    <style:style style:name="T13" style:family="text">
      <style:text-properties style:text-position="sub 58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0bfa4b"/>
    </style:style>
    <style:style style:name="T16" style:family="text">
      <style:text-properties style:text-underline-style="solid" style:text-underline-width="auto" style:text-underline-color="font-color" officeooo:rsid="00066600"/>
    </style:style>
    <style:style style:name="T17" style:family="text">
      <style:text-properties style:text-position="0% 100%"/>
    </style:style>
    <style:style style:name="T18" style:family="text">
      <style:text-properties officeooo:rsid="00066600"/>
    </style:style>
    <style:style style:name="T19" style:family="text">
      <style:text-properties style:text-underline-style="none" officeooo:rsid="00066600"/>
    </style:style>
    <style:style style:name="T20" style:family="text">
      <style:text-properties style:text-underline-style="none" officeooo:rsid="000bfa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norMind</text:p>
      <text:p text:style-name="P1"/>
      <text:p text:style-name="P1">On souhaite réaliser un jeu style master mind.</text:p>
      <text:p text:style-name="P1">Le but du joueur est de découvrir une séquence de <text:span text:style-name="T2">4 chiffres</text:span>.</text:p>
      <text:p text:style-name="P1"><text:span text:style-name="T2">Chaque chiffre doit être compris entre 0 et 9</text:span>.</text:p>
      <text:p text:style-name="P1">Le programme devra dire à chaque proposition combien de <text:span text:style-name="T2">chiffres</text:span> sont bien placés par rapport à la séquence à découvrir.</text:p>
      <text:p text:style-name="P2"/>
      <text:p text:style-name="P2">Le programme ne précise pas quels <text:span text:style-name="T2">chiffre</text:span>s sont bien placés ni leur<text:span text:style-name="T1">s</text:span> emplacement<text:span text:style-name="T1">s</text:span>.</text:p>
      <text:p text:style-name="P2">Le jeu se termine lorsque le joueur a enfin découvert la bonne séquence.</text:p>
      <text:p text:style-name="P2">Un message de félicitations sera alors affiché, <text:span text:style-name="T5">avec le nom du joueur,</text:span> et le nombre d'essais dont le joueur a eu besoin sera également affiché.</text:p>
      <text:p text:style-name="P6">Il a alors la possibilité de refaire une partie ou de quitter le jeu.</text:p>
      <text:p text:style-name="P2"/>
      <text:p text:style-name="P3"><text:span text:style-name="T5">L</text:span>a séquence à découvrir peut être saisie par un joueur au démarrage du programme, être toujours la même <text:span text:style-name="T5">ou être aléatoire (à vous de choisir ce qui vous convient le mieux)</text:span>.</text:p>
      <text:p text:style-name="P3"/>
      <text:p text:style-name="P3">Le joueur ne doit pas pouvoir proposer autre chose que <text:span text:style-name="T2">d</text:span>es <text:span text:style-name="T2">chiffres compris entre 0 et 9</text:span>.</text:p>
      <text:p text:style-name="P5">Si je joueur propose une valeur qui n'est pas comprise entre 0 et 9, le programme doit lui redemander un chiffre jusqu'à ce que ce dernier soit bien dans <text:span text:style-name="T3">l'intervalle.</text:span></text:p>
      <text:p text:style-name="P5"/>
      <text:p text:style-name="P9">Avant de coder <text:span text:style-name="T4">(à faire dans un document LibreOffice Writer)</text:span></text:p>
      <text:list xml:id="list4200064191" text:style-name="L1">
        <text:list-item>
          <text:p text:style-name="P15">Proposez l'algorithme d'un programme demandant un chiffre tant que ce dernier n'est pas compris entre 0 et 9.</text:p>
        </text:list-item>
      </text:list>
      <text:p text:style-name="P20">Variables :</text:p>
      <text:p text:style-name="P21"><text:tab/>chiffre <text:span text:style-name="T13">entier</text:span></text:p>
      <text:p text:style-name="P18">Algorithme :</text:p>
      <text:p text:style-name="P17"><text:tab/><text:span text:style-name="T14">Début</text:span></text:p>
      <text:p text:style-name="P17"><text:tab/><text:tab/><text:span text:style-name="T10">Faire</text:span></text:p>
      <text:p text:style-name="P19"><text:tab/><text:tab/><text:tab/>Écrire «Donnez un chiffre compris entre 0 et 9»</text:p>
      <text:p text:style-name="P19"><text:tab/><text:tab/><text:tab/>Lire chiffre</text:p>
      <text:p text:style-name="P17"><text:span text:style-name="T7"><text:tab/><text:tab/></text:span><text:span text:style-name="T9">TantQue</text:span><text:span text:style-name="T11"> </text:span><text:span text:style-name="T12">chiffre&lt;0 OU chiffre&gt;9</text:span></text:p>
      <text:p text:style-name="P19"><text:tab/><text:tab/>Écrire «Votre chiffre est compris entre 1 et 9»</text:p>
      <text:p text:style-name="P17"><text:span text:style-name="T7"><text:tab/></text:span><text:span text:style-name="T8">Fin</text:span></text:p>
      <text:list xml:id="list141025713688002" text:continue-numbering="true" text:style-name="L1">
        <text:list-item>
          <text:p text:style-name="P15">Proposez l'algorithme d'un programme demandant un caractère tant que ce dernier n'est ni 'o' ni 'n'.</text:p>
        </text:list-item>
      </text:list>
      <text:p text:style-name="P20">Variables :</text:p>
      <text:p text:style-name="P21"><text:tab/>caractere <text:span text:style-name="T13">caractère</text:span></text:p>
      <text:p text:style-name="P18">Algorithme :</text:p>
      <text:p text:style-name="P17"><text:tab/><text:span text:style-name="T14">Début</text:span></text:p>
      <text:p text:style-name="P17"><text:tab/><text:tab/><text:span text:style-name="T15">Faire</text:span> </text:p>
      <text:p text:style-name="P19"><text:tab/><text:tab/><text:tab/>Écrire «Donnez un caractère sauf ‘o’ et ‘n’ si vous voulez en donnez d’autre et quand vous avez fini, entrez ‘o’ ou ‘n’»</text:p>
      <text:p text:style-name="P19"><text:tab/><text:tab/><text:tab/>Lire caractere</text:p>
      <text:p text:style-name="P19"><text:tab/><text:tab/><text:tab/>Écrire «Votre caractère est »+caractere</text:p>
      <text:p text:style-name="P17"><text:span text:style-name="T7"><text:tab/><text:tab/></text:span><text:span text:style-name="T9">Tant Que</text:span><text:span text:style-name="T11"> caractere≠o ET caractere≠n</text:span></text:p>
      <text:p text:style-name="P19"><text:tab/><text:tab/>Écrire «Vous avez entré un ‘o’ ou un ‘n’»</text:p>
      <text:p text:style-name="P17"><text:span text:style-name="T7"><text:tab/></text:span><text:span text:style-name="T8">Fin</text:span></text:p>
      <text:list xml:id="list141025788208311" text:continue-numbering="true" text:style-name="L1">
        <text:list-item>
          <text:p text:style-name="P15">Proposez l'algorithme d'un programme demandant à l'utilisateur de saisir 4 chiffres.</text:p>
        </text:list-item>
      </text:list>
      <text:p text:style-name="P14">Il doit tester si le premier vaut 5, le second 8, le troisième 2 et le quatrième 6. </text:p>
      <text:p text:style-name="P13">Si c'est le cas, une variable nommée "ok" prendra la valeur 1, sinon la variable "ok" prendra la valeur 0. </text:p>
      <text:p text:style-name="P13"><text:soft-page-break/>Le programme redemandera les 4 chiffres tant que "ok" n'aura pas pris la valeur 1.</text:p>
      <text:p text:style-name="P27">Variables :</text:p>
      <text:p text:style-name="P28"><text:span text:style-name="T17"><text:tab/>val1 </text:span><text:span text:style-name="T13">entier</text:span></text:p>
      <text:p text:style-name="P28"><text:span text:style-name="T17"><text:tab/>val2 </text:span><text:span text:style-name="T13">entier</text:span></text:p>
      <text:p text:style-name="P28"><text:span text:style-name="T17"><text:tab/>val3 </text:span><text:span text:style-name="T13">entier</text:span></text:p>
      <text:p text:style-name="P28"><text:span text:style-name="T17"><text:tab/>val4 </text:span><text:span text:style-name="T13">entier</text:span></text:p>
      <text:p text:style-name="P28"><text:span text:style-name="T17"><text:tab/>ok </text:span><text:span text:style-name="T13">entier</text:span></text:p>
      <text:p text:style-name="P25">Algorithme :</text:p>
      <text:p text:style-name="P26"><text:tab/><text:span text:style-name="T14">Début</text:span></text:p>
      <text:p text:style-name="P26"><text:span text:style-name="T14"><text:tab/><text:tab/></text:span><text:span text:style-name="T18">Écrire</text:span> «Donnez la première valeur»</text:p>
      <text:p text:style-name="P26"><text:tab/><text:tab/>Lire val<text:span text:style-name="T18">1</text:span></text:p>
      <text:p text:style-name="P26"><text:tab/><text:tab/><text:span text:style-name="T18">Écrire</text:span> «Donnez la <text:span text:style-name="T18">seconde</text:span> valeur»</text:p>
      <text:p text:style-name="P26"><text:tab/><text:tab/>Lire val<text:span text:style-name="T18">2</text:span></text:p>
      <text:p text:style-name="P26"><text:tab/><text:tab/><text:span text:style-name="T18">Écrire</text:span> «Donnez la <text:span text:style-name="T18">troisième</text:span> valeur»</text:p>
      <text:p text:style-name="P26"><text:tab/><text:tab/>Lire val<text:span text:style-name="T18">3</text:span></text:p>
      <text:p text:style-name="P26"><text:tab/><text:tab/><text:span text:style-name="T18">Écrire</text:span> «Donnez la <text:span text:style-name="T18">quatrième</text:span> valeur»</text:p>
      <text:p text:style-name="P26"><text:span text:style-name="T14"><text:tab/><text:tab/></text:span>Lire val<text:span text:style-name="T18">4</text:span><text:tab/><text:tab/></text:p>
      <text:p text:style-name="P26"><text:tab/><text:tab/><text:span text:style-name="T16">Si</text:span><text:span text:style-name="T18"> val1==5 ET val2==8 ET </text:span><text:span text:style-name="T19">val3=</text:span><text:span text:style-name="T20">=</text:span><text:span text:style-name="T19">2 </text:span><text:span text:style-name="T20">ET </text:span><text:span text:style-name="T19">val4=</text:span><text:span text:style-name="T20">=</text:span><text:span text:style-name="T19">6</text:span></text:p>
      <text:p text:style-name="P26"><text:tab/><text:tab/><text:tab/><text:span text:style-name="T16">Alors</text:span><text:span text:style-name="T18"> ok = 1</text:span></text:p>
      <text:p text:style-name="P26"><text:tab/><text:tab/><text:tab/><text:span text:style-name="T16">Sinon</text:span><text:span text:style-name="T19"> ok </text:span><text:span text:style-name="T20">=</text:span><text:span text:style-name="T19"> 0</text:span></text:p>
      <text:p text:style-name="P26"><text:tab/><text:tab/><text:span text:style-name="T16">FinSi</text:span></text:p>
      <text:p text:style-name="P24"><text:tab/><text:span text:style-name="T14">Fin</text:span></text:p>
      <text:p text:style-name="P9">Codez le jeu minorMind en langage C</text:p>
      <text:list xml:id="list88891821" text:style-name="L2">
        <text:list-item>
          <text:p text:style-name="P16">Dans un premier temps, vous ne donnerez pas le nombre de valeurs bien placées ni le nombre de propositions faites.</text:p>
        </text:list-item>
      </text:list>
      <text:p text:style-name="P22">/*</text:p>
      <text:p text:style-name="P22"><text:s/>*File:Version1</text:p>
      <text:p text:style-name="P22"><text:s/>*Author:msoulard</text:p>
      <text:p text:style-name="P22"><text:s/>*Created on 16 octobre 2019</text:p>
      <text:p text:style-name="P22"><text:s/>*Description:Jeu MinorMind</text:p>
      <text:p text:style-name="P22"><text:s/>*/</text:p>
      <text:p text:style-name="P22"/>
      <text:p text:style-name="P22">#include &lt;stdio.h&gt;</text:p>
      <text:p text:style-name="P22">#include &lt;stdlib.h&gt;</text:p>
      <text:p text:style-name="P22">#include &lt;errno.h&gt;</text:p>
      <text:p text:style-name="P22">#include &lt;string.h&gt;</text:p>
      <text:p text:style-name="P22">#include &lt;sys/timeb.h&gt;</text:p>
      <text:p text:style-name="P22">#include &lt;math.h&gt;</text:p>
      <text:p text:style-name="P22">#include &lt;ctype.h&gt;</text:p>
      <text:p text:style-name="P22">#include &lt;unistd.h&gt;</text:p>
      <text:p text:style-name="P22">#include &lt;time.h&gt;</text:p>
      <text:p text:style-name="P22">#include &lt;sys/random.h&gt;</text:p>
      <text:p text:style-name="P22"/>
      <text:p text:style-name="P22">// attendre un maxTime millisecondes</text:p>
      <text:p text:style-name="P22"/>
      <text:p text:style-name="P22">void msleep(unsigned int maxTime)</text:p>
      <text:p text:style-name="P22">{</text:p>
      <text:p text:style-name="P22"><text:s text:c="4"/></text:p>
      <text:p text:style-name="P22"><text:s text:c="4"/>/*struct timespec {</text:p>
      <text:p text:style-name="P22"><text:s text:c="4"/>time_t tv_sec; <text:s text:c="7"/>// secondes</text:p>
      <text:p text:style-name="P22"><text:s text:c="4"/>long <text:s text:c="2"/>tv_nsec; <text:s text:c="6"/>// nanosecondes</text:p>
      <text:p text:style-name="P22">};*/</text:p>
      <text:p text:style-name="P22"><text:soft-page-break/></text:p>
      <text:p text:style-name="P22"><text:s text:c="4"/>struct timespec req;</text:p>
      <text:p text:style-name="P22"><text:s text:c="4"/>struct timespec rem;</text:p>
      <text:p text:style-name="P22"><text:s text:c="4"/>time_t secondes = 0;</text:p>
      <text:p text:style-name="P22"><text:s text:c="4"/>long nanoSecondes = 0;</text:p>
      <text:p text:style-name="P22"><text:s text:c="4"/>if (maxTime &gt;= 1000)</text:p>
      <text:p text:style-name="P22"><text:s text:c="4"/>{</text:p>
      <text:p text:style-name="P22"><text:s text:c="8"/>do</text:p>
      <text:p text:style-name="P22"><text:s text:c="8"/>{</text:p>
      <text:p text:style-name="P22"><text:s text:c="12"/>secondes++;</text:p>
      <text:p text:style-name="P22"><text:s text:c="12"/>maxTime -= 1000;</text:p>
      <text:p text:style-name="P22"><text:s text:c="8"/>}</text:p>
      <text:p text:style-name="P22"><text:s text:c="8"/>while (maxTime &gt;= 1000);</text:p>
      <text:p text:style-name="P22"><text:s text:c="4"/>}</text:p>
      <text:p text:style-name="P22"><text:s text:c="4"/>nanoSecondes = maxTime * 1000000;</text:p>
      <text:p text:style-name="P22"><text:s text:c="4"/>req.tv_sec = secondes;</text:p>
      <text:p text:style-name="P22"><text:s text:c="4"/>req.tv_nsec = nanoSecondes;</text:p>
      <text:p text:style-name="P22"><text:s text:c="4"/>nanosleep(&amp;req, &amp;rem);</text:p>
      <text:p text:style-name="P22"/>
      <text:p text:style-name="P22">}</text:p>
      <text:p text:style-name="P22"/>
      <text:p text:style-name="P22"/>
      <text:p text:style-name="P22">/**</text:p>
      <text:p text:style-name="P22"><text:s/>* </text:p>
      <text:p text:style-name="P22"><text:s/>* @param maxAlea valeur max de l'aleatoire</text:p>
      <text:p text:style-name="P22"><text:s/>* @return retourne une valeur entiere E[0..maxAlea[</text:p>
      <text:p text:style-name="P22"><text:s/>*/</text:p>
      <text:p text:style-name="P22">unsigned int aleatoire(unsigned int maxAlea)</text:p>
      <text:p text:style-name="P22">{</text:p>
      <text:p text:style-name="P22"><text:s text:c="4"/>struct timeb t;</text:p>
      <text:p text:style-name="P22"><text:s text:c="4"/>float a, b;</text:p>
      <text:p text:style-name="P22"><text:s text:c="4"/>unsigned int nbmilli;</text:p>
      <text:p text:style-name="P22"><text:s text:c="4"/>ftime(&amp;t);</text:p>
      <text:p text:style-name="P22"><text:s text:c="4"/>nbmilli = t.time * 1000 + t.millitm;</text:p>
      <text:p text:style-name="P22"><text:s text:c="4"/>srand(nbmilli);</text:p>
      <text:p text:style-name="P22"><text:s text:c="4"/>a = rand();</text:p>
      <text:p text:style-name="P22"><text:s text:c="4"/>b = (maxAlea * a) / RAND_MAX;</text:p>
      <text:p text:style-name="P22"><text:s text:c="4"/>msleep(250);</text:p>
      <text:p text:style-name="P22"><text:s text:c="4"/>return ( (unsigned int) b);</text:p>
      <text:p text:style-name="P22"/>
      <text:p text:style-name="P22"/>
      <text:p text:style-name="P22">}</text:p>
      <text:p text:style-name="P22"/>
      <text:p text:style-name="P22"/>
      <text:p text:style-name="P22">int main(int argc, char** argv)</text:p>
      <text:p text:style-name="P22">{</text:p>
      <text:p text:style-name="P22"><text:s text:c="4"/>//Déclaration des variables aléatoires</text:p>
      <text:p text:style-name="P22"><text:s text:c="4"/>int valAlea1;</text:p>
      <text:p text:style-name="P22"><text:s text:c="4"/>int valAlea2;</text:p>
      <text:p text:style-name="P22"><text:s text:c="4"/>int valAlea3;</text:p>
      <text:p text:style-name="P22"><text:s text:c="4"/>int valAlea4;</text:p>
      <text:p text:style-name="P22"><text:s text:c="4"/>//Affectation des variables aléatoires</text:p>
      <text:p text:style-name="P22"><text:soft-page-break/><text:s text:c="4"/>valAlea1 = aleatoire(9);</text:p>
      <text:p text:style-name="P22"><text:s text:c="4"/>//printf("La première valeur aléatoire est : %d \n", valAlea1);</text:p>
      <text:p text:style-name="P22"><text:s text:c="4"/>valAlea2 = aleatoire(9);</text:p>
      <text:p text:style-name="P22"><text:s text:c="4"/>//printf("La seconde valeur aléatoire est : %d \n", valAlea2);</text:p>
      <text:p text:style-name="P22"><text:s text:c="4"/>valAlea3 = aleatoire(9);</text:p>
      <text:p text:style-name="P22"><text:s text:c="4"/>//printf("La troisième valeur aléatoire est : %d \n", valAlea3);</text:p>
      <text:p text:style-name="P22"><text:s text:c="4"/>valAlea4 = aleatoire(9);</text:p>
      <text:p text:style-name="P22"><text:s text:c="4"/>//printf("La quatrième valeur aléatoire est : %d \n", valAlea4);</text:p>
      <text:p text:style-name="P22"><text:s text:c="4"/>//Déclaration des variables des valeurs du joueur</text:p>
      <text:p text:style-name="P22"><text:s text:c="4"/>int val1;</text:p>
      <text:p text:style-name="P22"><text:s text:c="4"/>int val2;</text:p>
      <text:p text:style-name="P22"><text:s text:c="4"/>int val3;</text:p>
      <text:p text:style-name="P22"><text:s text:c="4"/>int val4;</text:p>
      <text:p text:style-name="P22"><text:s text:c="4"/>//Jeu</text:p>
      <text:p text:style-name="P22"><text:s text:c="4"/>//Affectation des premières variables du joueur <text:s text:c="3"/></text:p>
      <text:p text:style-name="P22"><text:s text:c="4"/>printf("Donnez la première valeur : ");</text:p>
      <text:p text:style-name="P22"><text:s text:c="4"/>scanf("%d",&amp;val1);</text:p>
      <text:p text:style-name="P22"><text:s text:c="4"/>printf("Donnez la seconde valeur : ");</text:p>
      <text:p text:style-name="P22"><text:s text:c="4"/>scanf("%d",&amp;val2);</text:p>
      <text:p text:style-name="P22"><text:s text:c="4"/>printf("Donnez la troisième valeur : ");</text:p>
      <text:p text:style-name="P22"><text:s text:c="4"/>scanf("%d",&amp;val3);</text:p>
      <text:p text:style-name="P22"><text:s text:c="4"/>printf("Donnez la quatrième valeur : ");</text:p>
      <text:p text:style-name="P22"><text:s text:c="4"/>scanf("%d",&amp;val4);</text:p>
      <text:p text:style-name="P22"><text:s text:c="4"/>//Vérification que les valeurs du joueur soient comprises entre 0 et 9</text:p>
      <text:p text:style-name="P22"><text:s text:c="4"/>while(0&gt;val1 || val1&gt;9){</text:p>
      <text:p text:style-name="P22"><text:s text:c="8"/>printf("Votre première valeur n'est pas correcte.\n");</text:p>
      <text:p text:style-name="P22"><text:s text:c="8"/>printf("Donnez la première valeur : ");</text:p>
      <text:p text:style-name="P22"><text:s text:c="8"/>scanf("%d",&amp;val1);</text:p>
      <text:p text:style-name="P22"><text:s text:c="4"/>}</text:p>
      <text:p text:style-name="P22"><text:s text:c="4"/>while(0&gt;val2 || val2&gt;9){</text:p>
      <text:p text:style-name="P22"><text:s text:c="8"/>printf("Votre seconde valeur n'est pas correcte.\n");</text:p>
      <text:p text:style-name="P22"><text:s text:c="8"/>printf("Donnez la seconde valeur : ");</text:p>
      <text:p text:style-name="P22"><text:s text:c="8"/>scanf("%d",&amp;val2);</text:p>
      <text:p text:style-name="P22"><text:s text:c="4"/>}</text:p>
      <text:p text:style-name="P22"><text:s text:c="4"/>while(0&gt;val3 || val3&gt;9){</text:p>
      <text:p text:style-name="P22"><text:s text:c="8"/>printf("Votre troisième valeur n'est pas correcte.\n");</text:p>
      <text:p text:style-name="P22"><text:s text:c="8"/>printf("Donnez la troisième valeur : ");</text:p>
      <text:p text:style-name="P22"><text:s text:c="8"/>scanf("%d",&amp;val3);</text:p>
      <text:p text:style-name="P22"><text:s text:c="4"/>}</text:p>
      <text:p text:style-name="P22"><text:s text:c="4"/>while(0&gt;val4 || val4&gt;9){</text:p>
      <text:p text:style-name="P22"><text:s text:c="8"/>printf("Votre quatrième valeur n'est pas correcte.\n");</text:p>
      <text:p text:style-name="P22"><text:s text:c="8"/>printf("Donnez la quatrième valeur : ");</text:p>
      <text:p text:style-name="P22"><text:s text:c="8"/>scanf("%d",&amp;val4);</text:p>
      <text:p text:style-name="P22"><text:s text:c="4"/>}</text:p>
      <text:p text:style-name="P22"><text:s text:c="4"/>//Vérification des égalités entre les variables aléatoires et les valeurs du joueurs avec de nouvelles chances jusqu'à ce que le joueur trouve les bonnes valeurs</text:p>
      <text:p text:style-name="P22"><text:s text:c="4"/>while(val1!=valAlea1 || val2!=valAlea2 || val3!=valAlea3 || val4!=valAlea4){</text:p>
      <text:p text:style-name="P22"><text:s text:c="8"/>nbDeTentative=nbDeTentative+1;</text:p>
      <text:p text:style-name="P22"><text:s text:c="8"/>printf("Vous avez perdu. Retentez votre chance.\n"); <text:s text:c="4"/></text:p>
      <text:p text:style-name="P22"><text:s text:c="8"/>//Vérification que les valeurs du joueur soient comprises entre 0 et 9</text:p>
      <text:p text:style-name="P22"><text:s text:c="8"/>while(0&gt;val1 || val1&gt;9){</text:p>
      <text:p text:style-name="P22"><text:s text:c="12"/>printf("Votre première valeur n'est pas comprise entre 0 et 9.\n");</text:p>
      <text:p text:style-name="P22"><text:soft-page-break/><text:s text:c="12"/>printf("Donnez la première valeur : ");</text:p>
      <text:p text:style-name="P22"><text:s text:c="12"/>scanf("%d",&amp;val1);</text:p>
      <text:p text:style-name="P22"><text:s text:c="8"/>}</text:p>
      <text:p text:style-name="P22"><text:s text:c="8"/>while(0&gt;val2 || val2&gt;9){</text:p>
      <text:p text:style-name="P22"><text:s text:c="12"/>printf("Votre seconde valeur n'est pas comprise entre 0 et 9.\n");</text:p>
      <text:p text:style-name="P22"><text:s text:c="12"/>printf("Donnez la seconde valeur : ");</text:p>
      <text:p text:style-name="P22"><text:s text:c="12"/>scanf("%d",&amp;val2);</text:p>
      <text:p text:style-name="P22"><text:s text:c="8"/>}</text:p>
      <text:p text:style-name="P22"><text:s text:c="8"/>while(0&gt;val3 || val3&gt;9){</text:p>
      <text:p text:style-name="P22"><text:s text:c="12"/>printf("Votre troisième valeur n'est pas comprise entre 0 et 9.\n");</text:p>
      <text:p text:style-name="P22"><text:s text:c="12"/>printf("Donnez la troisième valeur : ");</text:p>
      <text:p text:style-name="P22"><text:s text:c="12"/>scanf("%d",&amp;val3);</text:p>
      <text:p text:style-name="P22"><text:s text:c="8"/>}</text:p>
      <text:p text:style-name="P22"><text:s text:c="8"/>while(0&gt;val4 || val4&gt;9){</text:p>
      <text:p text:style-name="P22"><text:s text:c="12"/>printf("Votre quatrième valeur n'est pas comprise entre 0 et 9.\n");</text:p>
      <text:p text:style-name="P22"><text:s text:c="12"/>printf("Donnez la quatrième valeur : ");</text:p>
      <text:p text:style-name="P22"><text:s text:c="12"/>scanf("%d",&amp;val4);</text:p>
      <text:p text:style-name="P22"><text:s text:c="8"/>}</text:p>
      <text:p text:style-name="P22"><text:s text:c="4"/>}</text:p>
      <text:p text:style-name="P22"><text:s text:c="4"/>printf("Vous avez gagnez.");</text:p>
      <text:p text:style-name="P22"><text:s text:c="4"/></text:p>
      <text:p text:style-name="P22"><text:s text:c="4"/>return (EXIT_SUCCESS);</text:p>
      <text:p text:style-name="P22">}</text:p>
      <text:list xml:id="list141026018349512" text:continue-numbering="true" text:style-name="L2">
        <text:list-item>
          <text:p text:style-name="P16">Si vous avez suffisamment de temps, donnez le nombre de valeurs bien placées et le nombre de propositions qui ont été nécessaires pour trouver la bonne combinaison.</text:p>
        </text:list-item>
      </text:list>
      <text:p text:style-name="P22">/*</text:p>
      <text:p text:style-name="P22"><text:s/>*File:Version2</text:p>
      <text:p text:style-name="P22"><text:s/>*Author:msoulard</text:p>
      <text:p text:style-name="P22"><text:s/>*Created on 16 octobre 2019</text:p>
      <text:p text:style-name="P22"><text:s/>*Description:Jeu MinorMind</text:p>
      <text:p text:style-name="P22"><text:s/>*/</text:p>
      <text:p text:style-name="P22"/>
      <text:p text:style-name="P22">#include &lt;stdio.h&gt;</text:p>
      <text:p text:style-name="P22">#include &lt;stdlib.h&gt;</text:p>
      <text:p text:style-name="P22">#include &lt;errno.h&gt;</text:p>
      <text:p text:style-name="P22">#include &lt;string.h&gt;</text:p>
      <text:p text:style-name="P22">#include &lt;sys/timeb.h&gt;</text:p>
      <text:p text:style-name="P22">#include &lt;math.h&gt;</text:p>
      <text:p text:style-name="P22">#include &lt;ctype.h&gt;</text:p>
      <text:p text:style-name="P22">#include &lt;unistd.h&gt;</text:p>
      <text:p text:style-name="P22">#include &lt;time.h&gt;</text:p>
      <text:p text:style-name="P22">#include &lt;sys/random.h&gt;</text:p>
      <text:p text:style-name="P22"/>
      <text:p text:style-name="P22">// attendre un maxTime millisecondes</text:p>
      <text:p text:style-name="P22"/>
      <text:p text:style-name="P22">void msleep(unsigned int maxTime)</text:p>
      <text:p text:style-name="P22">{</text:p>
      <text:p text:style-name="P22"><text:s text:c="4"/></text:p>
      <text:p text:style-name="P22"><text:s text:c="4"/>/*struct timespec {</text:p>
      <text:p text:style-name="P22"><text:s text:c="4"/>time_t tv_sec; <text:s text:c="7"/>// secondes</text:p>
      <text:p text:style-name="P22"><text:s text:c="4"/>long <text:s text:c="2"/>tv_nsec; <text:s text:c="6"/>// nanosecondes</text:p>
      <text:p text:style-name="P22">};*/</text:p>
      <text:p text:style-name="P22"><text:soft-page-break/></text:p>
      <text:p text:style-name="P22"><text:s text:c="4"/>struct timespec req;</text:p>
      <text:p text:style-name="P22"><text:s text:c="4"/>struct timespec rem;</text:p>
      <text:p text:style-name="P22"><text:s text:c="4"/>time_t secondes = 0;</text:p>
      <text:p text:style-name="P22"><text:s text:c="4"/>long nanoSecondes = 0;</text:p>
      <text:p text:style-name="P22"><text:s text:c="4"/>if (maxTime &gt;= 1000)</text:p>
      <text:p text:style-name="P22"><text:s text:c="4"/>{</text:p>
      <text:p text:style-name="P22"><text:s text:c="8"/>do</text:p>
      <text:p text:style-name="P22"><text:s text:c="8"/>{</text:p>
      <text:p text:style-name="P22"><text:s text:c="12"/>secondes++;</text:p>
      <text:p text:style-name="P22"><text:s text:c="12"/>maxTime -= 1000;</text:p>
      <text:p text:style-name="P22"><text:s text:c="8"/>}</text:p>
      <text:p text:style-name="P22"><text:s text:c="8"/>while (maxTime &gt;= 1000);</text:p>
      <text:p text:style-name="P22"><text:s text:c="4"/>}</text:p>
      <text:p text:style-name="P22"><text:s text:c="4"/>nanoSecondes = maxTime * 1000000;</text:p>
      <text:p text:style-name="P22"><text:s text:c="4"/>req.tv_sec = secondes;</text:p>
      <text:p text:style-name="P22"><text:s text:c="4"/>req.tv_nsec = nanoSecondes;</text:p>
      <text:p text:style-name="P22"><text:s text:c="4"/>nanosleep(&amp;req, &amp;rem);</text:p>
      <text:p text:style-name="P22"/>
      <text:p text:style-name="P22">}</text:p>
      <text:p text:style-name="P22"/>
      <text:p text:style-name="P22"/>
      <text:p text:style-name="P22">/**</text:p>
      <text:p text:style-name="P22"><text:s/>* </text:p>
      <text:p text:style-name="P22"><text:s/>* @param maxAlea valeur max de l'aleatoire</text:p>
      <text:p text:style-name="P22"><text:s/>* @return retourne une valeur entiere E[0..maxAlea[</text:p>
      <text:p text:style-name="P22"><text:s/>*/</text:p>
      <text:p text:style-name="P22">unsigned int aleatoire(unsigned int maxAlea)</text:p>
      <text:p text:style-name="P22">{</text:p>
      <text:p text:style-name="P22"><text:s text:c="4"/>struct timeb t;</text:p>
      <text:p text:style-name="P22"><text:s text:c="4"/>float a, b;</text:p>
      <text:p text:style-name="P22"><text:s text:c="4"/>unsigned int nbmilli;</text:p>
      <text:p text:style-name="P22"><text:s text:c="4"/>ftime(&amp;t);</text:p>
      <text:p text:style-name="P22"><text:s text:c="4"/>nbmilli = t.time * 1000 + t.millitm;</text:p>
      <text:p text:style-name="P22"><text:s text:c="4"/>srand(nbmilli);</text:p>
      <text:p text:style-name="P22"><text:s text:c="4"/>a = rand();</text:p>
      <text:p text:style-name="P22"><text:s text:c="4"/>b = (maxAlea * a) / RAND_MAX;</text:p>
      <text:p text:style-name="P22"><text:s text:c="4"/>msleep(250);</text:p>
      <text:p text:style-name="P22"><text:s text:c="4"/>return ( (unsigned int) b);</text:p>
      <text:p text:style-name="P22"/>
      <text:p text:style-name="P22"/>
      <text:p text:style-name="P22">}</text:p>
      <text:p text:style-name="P22"/>
      <text:p text:style-name="P22"/>
      <text:p text:style-name="P22">int main(int argc, char** argv)</text:p>
      <text:p text:style-name="P22">{</text:p>
      <text:p text:style-name="P22"><text:s text:c="4"/>//Déclaration des variables aléatoires</text:p>
      <text:p text:style-name="P22"><text:s text:c="4"/>int valAlea1;</text:p>
      <text:p text:style-name="P22"><text:s text:c="4"/>int valAlea2;</text:p>
      <text:p text:style-name="P22"><text:s text:c="4"/>int valAlea3;</text:p>
      <text:p text:style-name="P22"><text:s text:c="4"/>int valAlea4;</text:p>
      <text:p text:style-name="P22"><text:s text:c="4"/>//Affectation des variables aléatoires</text:p>
      <text:p text:style-name="P22"><text:soft-page-break/><text:s text:c="4"/>valAlea1 = aleatoire(9);</text:p>
      <text:p text:style-name="P22"><text:s text:c="4"/>//printf("La première valeur aléatoire est : %d \n", valAlea1);</text:p>
      <text:p text:style-name="P22"><text:s text:c="4"/>valAlea2 = aleatoire(9);</text:p>
      <text:p text:style-name="P22"><text:s text:c="4"/>//printf("La seconde valeur aléatoire est : %d \n", valAlea2);</text:p>
      <text:p text:style-name="P22"><text:s text:c="4"/>valAlea3 = aleatoire(9);</text:p>
      <text:p text:style-name="P22"><text:s text:c="4"/>//printf("La troisième valeur aléatoire est : %d \n", valAlea3);</text:p>
      <text:p text:style-name="P22"><text:s text:c="4"/>valAlea4 = aleatoire(9);</text:p>
      <text:p text:style-name="P22"><text:s text:c="4"/>//printf("La quatrième valeur aléatoire est : %d \n", valAlea4);</text:p>
      <text:p text:style-name="P22"><text:s text:c="4"/>//Déclaration des variables des valeurs du joueur</text:p>
      <text:p text:style-name="P22"><text:s text:c="4"/>int val1;</text:p>
      <text:p text:style-name="P22"><text:s text:c="4"/>int val2;</text:p>
      <text:p text:style-name="P22"><text:s text:c="4"/>int val3;</text:p>
      <text:p text:style-name="P22"><text:s text:c="4"/>int val4;</text:p>
      <text:p text:style-name="P22"><text:s text:c="4"/>int nbDeTentative;</text:p>
      <text:p text:style-name="P22"><text:s text:c="4"/>int nbDeValeursCorrectesBienPlacees;</text:p>
      <text:p text:style-name="P22"><text:s text:c="4"/>//Jeu</text:p>
      <text:p text:style-name="P22"><text:s text:c="4"/>nbDeTentative=1;</text:p>
      <text:p text:style-name="P22"><text:s text:c="4"/>nbDeValeursCorrectesBienPlacees=0;</text:p>
      <text:p text:style-name="P22"><text:s text:c="4"/>//Affectation des premières variables du joueur <text:s text:c="3"/></text:p>
      <text:p text:style-name="P22"><text:s text:c="4"/>printf("Donnez la première valeur : ");</text:p>
      <text:p text:style-name="P22"><text:s text:c="4"/>scanf("%d",&amp;val1);</text:p>
      <text:p text:style-name="P22"><text:s text:c="4"/>printf("Donnez la seconde valeur : ");</text:p>
      <text:p text:style-name="P22"><text:s text:c="4"/>scanf("%d",&amp;val2);</text:p>
      <text:p text:style-name="P22"><text:s text:c="4"/>printf("Donnez la troisième valeur : ");</text:p>
      <text:p text:style-name="P22"><text:s text:c="4"/>scanf("%d",&amp;val3);</text:p>
      <text:p text:style-name="P22"><text:s text:c="4"/>printf("Donnez la quatrième valeur : ");</text:p>
      <text:p text:style-name="P22"><text:s text:c="4"/>scanf("%d",&amp;val4);</text:p>
      <text:p text:style-name="P22"><text:s text:c="4"/>//Vérification que les valeurs du joueur soient comprises entre 0 et 9</text:p>
      <text:p text:style-name="P22"><text:s text:c="4"/>while(0&gt;val1 || val1&gt;9){</text:p>
      <text:p text:style-name="P22"><text:s text:c="8"/>printf("Votre première valeur n'est pas correcte.\n");</text:p>
      <text:p text:style-name="P22"><text:s text:c="8"/>printf("Donnez la première valeur : ");</text:p>
      <text:p text:style-name="P22"><text:s text:c="8"/>scanf("%d",&amp;val1);</text:p>
      <text:p text:style-name="P22"><text:s text:c="4"/>}</text:p>
      <text:p text:style-name="P22"><text:s text:c="4"/>while(0&gt;val2 || val2&gt;9){</text:p>
      <text:p text:style-name="P22"><text:s text:c="8"/>printf("Votre seconde valeur n'est pas correcte.\n");</text:p>
      <text:p text:style-name="P22"><text:s text:c="8"/>printf("Donnez la seconde valeur : ");</text:p>
      <text:p text:style-name="P22"><text:s text:c="8"/>scanf("%d",&amp;val2);</text:p>
      <text:p text:style-name="P22"><text:s text:c="4"/>}</text:p>
      <text:p text:style-name="P22"><text:s text:c="4"/>while(0&gt;val3 || val3&gt;9){</text:p>
      <text:p text:style-name="P22"><text:s text:c="8"/>printf("Votre troisième valeur n'est pas correcte.\n");</text:p>
      <text:p text:style-name="P22"><text:s text:c="8"/>printf("Donnez la troisième valeur : ");</text:p>
      <text:p text:style-name="P22"><text:s text:c="8"/>scanf("%d",&amp;val3);</text:p>
      <text:p text:style-name="P22"><text:s text:c="4"/>}</text:p>
      <text:p text:style-name="P22"><text:s text:c="4"/>while(0&gt;val4 || val4&gt;9){</text:p>
      <text:p text:style-name="P22"><text:s text:c="8"/>printf("Votre quatrième valeur n'est pas correcte.\n");</text:p>
      <text:p text:style-name="P22"><text:s text:c="8"/>printf("Donnez la quatrième valeur : ");</text:p>
      <text:p text:style-name="P22"><text:s text:c="8"/>scanf("%d",&amp;val4);</text:p>
      <text:p text:style-name="P22"><text:s text:c="4"/>}</text:p>
      <text:p text:style-name="P22"><text:s text:c="4"/>//Vérification des égalités entre les variables aléatoires et les valeurs du joueurs avec de nouvelles chances jusqu'à ce que le joueur trouve les bonnes valeurs</text:p>
      <text:p text:style-name="P22"><text:s text:c="4"/>while(val1!=valAlea1 || val2!=valAlea2 || val3!=valAlea3 || val4!=valAlea4){</text:p>
      <text:p text:style-name="P22"><text:s text:c="8"/>nbDeTentative=nbDeTentative+1;</text:p>
      <text:p text:style-name="P22"><text:soft-page-break/><text:s text:c="8"/>printf("Vous avez perdu. Retentez votre chance.\n");</text:p>
      <text:p text:style-name="P22"><text:s text:c="8"/>//Dire quelles valeurs sont incorrectes et lesquelles sont correctes</text:p>
      <text:p text:style-name="P22"><text:s text:c="8"/>if(val1!=valAlea1){</text:p>
      <text:p text:style-name="P22"><text:s text:c="12"/>//printf("Votre première valeur est incorrecte.\n");</text:p>
      <text:p text:style-name="P22"><text:s text:c="12"/>printf("Donnez la première valeur : ");</text:p>
      <text:p text:style-name="P22"><text:s text:c="12"/>scanf("%d",&amp;val1); <text:s text:c="11"/></text:p>
      <text:p text:style-name="P22"><text:s text:c="8"/>}</text:p>
      <text:p text:style-name="P22"><text:s text:c="8"/>else{</text:p>
      <text:p text:style-name="P22"><text:s text:c="12"/>//printf("Votre première valeur est correcte.\n");</text:p>
      <text:p text:style-name="P22"><text:s text:c="12"/>nbDeValeursCorrectesBienPlacees=nbDeValeursCorrectesBienPlacees+1;</text:p>
      <text:p text:style-name="P22"><text:s text:c="8"/>}</text:p>
      <text:p text:style-name="P22"><text:s text:c="8"/>if(val2!=valAlea2){</text:p>
      <text:p text:style-name="P22"><text:s text:c="12"/>//printf("Votre seconde valeur est incorrecte.\n");</text:p>
      <text:p text:style-name="P22"><text:s text:c="12"/>printf("Donnez la seconde valeur : ");</text:p>
      <text:p text:style-name="P22"><text:s text:c="12"/>scanf("%d",&amp;val2);</text:p>
      <text:p text:style-name="P22"><text:s text:c="8"/>}</text:p>
      <text:p text:style-name="P22"><text:s text:c="8"/>else{</text:p>
      <text:p text:style-name="P22"><text:s text:c="12"/>//printf("Votre seconde valeur est correcte.\n");</text:p>
      <text:p text:style-name="P22"><text:s text:c="12"/>nbDeValeursCorrectesBienPlacees=nbDeValeursCorrectesBienPlacees+1;</text:p>
      <text:p text:style-name="P22"><text:s text:c="8"/>}</text:p>
      <text:p text:style-name="P22"><text:s text:c="8"/>if(val3!=valAlea3){</text:p>
      <text:p text:style-name="P22"><text:s text:c="12"/>//printf("Votre troisième valeur est incorrecte.\n");</text:p>
      <text:p text:style-name="P22"><text:s text:c="12"/>printf("Donnez la troisième valeur : ");</text:p>
      <text:p text:style-name="P22"><text:s text:c="12"/>scanf("%d",&amp;val3);</text:p>
      <text:p text:style-name="P22"><text:s text:c="8"/>}</text:p>
      <text:p text:style-name="P22"><text:s text:c="8"/>else{</text:p>
      <text:p text:style-name="P22"><text:s text:c="12"/>//printf("Votre troisième valeur est correcte.\n");</text:p>
      <text:p text:style-name="P22"><text:s text:c="12"/>nbDeValeursCorrectesBienPlacees=nbDeValeursCorrectesBienPlacees+1;</text:p>
      <text:p text:style-name="P22"><text:s text:c="8"/>}</text:p>
      <text:p text:style-name="P22"><text:s text:c="8"/>if(val4!=valAlea4){</text:p>
      <text:p text:style-name="P22"><text:s text:c="12"/>//printf("Votre quatrième valeur est incorrecte.\n");</text:p>
      <text:p text:style-name="P22"><text:s text:c="12"/>printf("Donnez la quatrième valeur : ");</text:p>
      <text:p text:style-name="P22"><text:s text:c="12"/>scanf("%d",&amp;val4);</text:p>
      <text:p text:style-name="P22"><text:s text:c="8"/>}</text:p>
      <text:p text:style-name="P22"><text:s text:c="8"/>else{</text:p>
      <text:p text:style-name="P22"><text:s text:c="12"/>//printf("Votre quatrième valeur est correcte.\n");</text:p>
      <text:p text:style-name="P22"><text:s text:c="12"/>nbDeValeursCorrectesBienPlacees=nbDeValeursCorrectesBienPlacees+1;</text:p>
      <text:p text:style-name="P22"><text:s text:c="12"/></text:p>
      <text:p text:style-name="P22"><text:s text:c="8"/>}</text:p>
      <text:p text:style-name="P22"><text:s text:c="8"/>if(nbDeValeursCorrectesBienPlacees&gt;0){</text:p>
      <text:p text:style-name="P22"><text:s text:c="12"/>printf("Vous avez %d valeurs correctes qui sont bien placées.\n",nbDeValeursCorrectesBienPlacees);</text:p>
      <text:p text:style-name="P22"><text:s text:c="8"/>}</text:p>
      <text:p text:style-name="P22"><text:s text:c="8"/>else{</text:p>
      <text:p text:style-name="P22"><text:s text:c="12"/>printf("Vous avez aucune valeur correcte bien placée.");</text:p>
      <text:p text:style-name="P22"><text:s text:c="8"/>}</text:p>
      <text:p text:style-name="P22"><text:s text:c="8"/>//Vérification que les valeurs du joueur soient comprises entre 0 et 9</text:p>
      <text:p text:style-name="P22"><text:s text:c="8"/>while(0&gt;val1 || val1&gt;9){</text:p>
      <text:p text:style-name="P22"><text:s text:c="12"/>printf("Votre première valeur n'est pas comprise entre 0 et 9.\n");</text:p>
      <text:p text:style-name="P22"><text:s text:c="12"/>printf("Donnez la première valeur : ");</text:p>
      <text:p text:style-name="P22"><text:s text:c="12"/>scanf("%d",&amp;val1);</text:p>
      <text:p text:style-name="P22"><text:s text:c="8"/>}</text:p>
      <text:p text:style-name="P22"><text:soft-page-break/><text:s text:c="8"/>while(0&gt;val2 || val2&gt;9){</text:p>
      <text:p text:style-name="P22"><text:s text:c="12"/>printf("Votre seconde valeur n'est pas comprise entre 0 et 9.\n");</text:p>
      <text:p text:style-name="P22"><text:s text:c="12"/>printf("Donnez la seconde valeur : ");</text:p>
      <text:p text:style-name="P22"><text:s text:c="12"/>scanf("%d",&amp;val2);</text:p>
      <text:p text:style-name="P22"><text:s text:c="8"/>}</text:p>
      <text:p text:style-name="P22"><text:s text:c="8"/>while(0&gt;val3 || val3&gt;9){</text:p>
      <text:p text:style-name="P22"><text:s text:c="12"/>printf("Votre troisième valeur n'est pas comprise entre 0 et 9.\n");</text:p>
      <text:p text:style-name="P22"><text:s text:c="12"/>printf("Donnez la troisième valeur : ");</text:p>
      <text:p text:style-name="P22"><text:s text:c="12"/>scanf("%d",&amp;val3);</text:p>
      <text:p text:style-name="P22"><text:s text:c="8"/>}</text:p>
      <text:p text:style-name="P22"><text:s text:c="8"/>while(0&gt;val4 || val4&gt;9){</text:p>
      <text:p text:style-name="P22"><text:s text:c="12"/>printf("Votre quatrième valeur n'est pas comprise entre 0 et 9.\n");</text:p>
      <text:p text:style-name="P22"><text:s text:c="12"/>printf("Donnez la quatrième valeur : ");</text:p>
      <text:p text:style-name="P22"><text:s text:c="12"/>scanf("%d",&amp;val4);</text:p>
      <text:p text:style-name="P22"><text:s text:c="8"/>}</text:p>
      <text:p text:style-name="P22"><text:s text:c="4"/>}</text:p>
      <text:p text:style-name="P22"><text:s text:c="4"/>printf("Vous avez gagnez. Il vous a fallu %d tentative(s).",nbDeTentative);</text:p>
      <text:p text:style-name="P22"><text:s text:c="4"/></text:p>
      <text:p text:style-name="P22"><text:s text:c="4"/>return (EXIT_SUCCESS);</text:p>
      <text:p text:style-name="P22">}</text:p>
      <text:list xml:id="list141025037129783" text:continue-numbering="true" text:style-name="L2">
        <text:list-item>
          <text:p text:style-name="P16">Si vous avez encore du temps, donnez également le nombre de valeurs présentent dans la combinaison, mais mal placées dans la proposition du joueur.</text:p>
        </text:list-item>
      </text:list>
      <text:p text:style-name="P22">/*</text:p>
      <text:p text:style-name="P22"><text:s/>*File:Version3</text:p>
      <text:p text:style-name="P22"><text:s/>*Author:msoulard</text:p>
      <text:p text:style-name="P22"><text:s/>*Created on 16 octobre 2019</text:p>
      <text:p text:style-name="P22"><text:s/>*Description:Jeu MinorMind</text:p>
      <text:p text:style-name="P22"><text:s/>*/</text:p>
      <text:p text:style-name="P22"/>
      <text:p text:style-name="P22">#include &lt;stdio.h&gt;</text:p>
      <text:p text:style-name="P22">#include &lt;stdlib.h&gt;</text:p>
      <text:p text:style-name="P22">#include &lt;errno.h&gt;</text:p>
      <text:p text:style-name="P22">#include &lt;string.h&gt;</text:p>
      <text:p text:style-name="P22">#include &lt;sys/timeb.h&gt;</text:p>
      <text:p text:style-name="P22">#include &lt;math.h&gt;</text:p>
      <text:p text:style-name="P22">#include &lt;ctype.h&gt;</text:p>
      <text:p text:style-name="P22">#include &lt;unistd.h&gt;</text:p>
      <text:p text:style-name="P22">#include &lt;time.h&gt;</text:p>
      <text:p text:style-name="P22">#include &lt;sys/random.h&gt;</text:p>
      <text:p text:style-name="P22"/>
      <text:p text:style-name="P22">#define NBMAXCAR 255</text:p>
      <text:p text:style-name="P22"/>
      <text:p text:style-name="P22">// attendre un maxTime millisecondes</text:p>
      <text:p text:style-name="P22"/>
      <text:p text:style-name="P22">void msleep(unsigned int maxTime) {</text:p>
      <text:p text:style-name="P22"/>
      <text:p text:style-name="P22"><text:s text:c="4"/>/*struct timespec {</text:p>
      <text:p text:style-name="P22"><text:s text:c="4"/>time_t tv_sec; <text:s text:c="7"/>// secondes</text:p>
      <text:p text:style-name="P22"><text:s text:c="4"/>long <text:s text:c="2"/>tv_nsec; <text:s text:c="6"/>// nanosecondes</text:p>
      <text:p text:style-name="P22">};*/</text:p>
      <text:p text:style-name="P22"/>
      <text:p text:style-name="P22"><text:s text:c="4"/>struct timespec req;</text:p>
      <text:p text:style-name="P22"><text:soft-page-break/><text:s text:c="4"/>struct timespec rem;</text:p>
      <text:p text:style-name="P22"><text:s text:c="4"/>time_t secondes = 0;</text:p>
      <text:p text:style-name="P22"><text:s text:c="4"/>long nanoSecondes = 0;</text:p>
      <text:p text:style-name="P22"><text:s text:c="4"/>if (maxTime &gt;= 1000) {</text:p>
      <text:p text:style-name="P22"><text:s text:c="8"/>do {</text:p>
      <text:p text:style-name="P22"><text:s text:c="12"/>secondes++;</text:p>
      <text:p text:style-name="P22"><text:s text:c="12"/>maxTime -= 1000;</text:p>
      <text:p text:style-name="P22"><text:s text:c="8"/>} while (maxTime &gt;= 1000);</text:p>
      <text:p text:style-name="P22"><text:s text:c="4"/>}</text:p>
      <text:p text:style-name="P22"><text:s text:c="4"/>nanoSecondes = maxTime * 1000000;</text:p>
      <text:p text:style-name="P22"><text:s text:c="4"/>req.tv_sec = secondes;</text:p>
      <text:p text:style-name="P22"><text:s text:c="4"/>req.tv_nsec = nanoSecondes;</text:p>
      <text:p text:style-name="P22"><text:s text:c="4"/>nanosleep(&amp;req, &amp;rem);</text:p>
      <text:p text:style-name="P22"/>
      <text:p text:style-name="P22">}</text:p>
      <text:p text:style-name="P22"/>
      <text:p text:style-name="P22">/**</text:p>
      <text:p text:style-name="P22"><text:s/>* </text:p>
      <text:p text:style-name="P22"><text:s/>* @param maxAlea valeur max de l'aleatoire</text:p>
      <text:p text:style-name="P22"><text:s/>* @return retourne une valeur entiere E[0..maxAlea[</text:p>
      <text:p text:style-name="P22"><text:s/>*/</text:p>
      <text:p text:style-name="P22">unsigned int aleatoire(unsigned int maxAlea) {</text:p>
      <text:p text:style-name="P22"><text:s text:c="4"/>struct timeb t;</text:p>
      <text:p text:style-name="P22"><text:s text:c="4"/>float a, b;</text:p>
      <text:p text:style-name="P22"><text:s text:c="4"/>unsigned int nbmilli;</text:p>
      <text:p text:style-name="P22"><text:s text:c="4"/>ftime(&amp;t);</text:p>
      <text:p text:style-name="P22"><text:s text:c="4"/>nbmilli = t.time * 1000 + t.millitm;</text:p>
      <text:p text:style-name="P22"><text:s text:c="4"/>srand(nbmilli);</text:p>
      <text:p text:style-name="P22"><text:s text:c="4"/>a = rand();</text:p>
      <text:p text:style-name="P22"><text:s text:c="4"/>b = (maxAlea * a) / RAND_MAX;</text:p>
      <text:p text:style-name="P22"><text:s text:c="4"/>msleep(250);</text:p>
      <text:p text:style-name="P22"><text:s text:c="4"/>return ( (unsigned int) b);</text:p>
      <text:p text:style-name="P22"/>
      <text:p text:style-name="P22"/>
      <text:p text:style-name="P22">}</text:p>
      <text:p text:style-name="P22"/>
      <text:p text:style-name="P22">int main(int argc, char** argv) {</text:p>
      <text:p text:style-name="P22"><text:s text:c="4"/>//Déclaration des variables aléatoires</text:p>
      <text:p text:style-name="P22"><text:s text:c="4"/>int valAlea1;</text:p>
      <text:p text:style-name="P22"><text:s text:c="4"/>int valAlea2;</text:p>
      <text:p text:style-name="P22"><text:s text:c="4"/>int valAlea3;</text:p>
      <text:p text:style-name="P22"><text:s text:c="4"/>int valAlea4;</text:p>
      <text:p text:style-name="P22"><text:s text:c="4"/>//Affectation des variables aléatoires</text:p>
      <text:p text:style-name="P22"><text:s text:c="4"/>valAlea1 = aleatoire(9);</text:p>
      <text:p text:style-name="P22"><text:s text:c="4"/>printf("La première valeur aléatoire est : %d \n", valAlea1);</text:p>
      <text:p text:style-name="P22"><text:s text:c="4"/>//tirage aléatoire de la valeur jusqu'à ce qu'elle soit différente de la précedente</text:p>
      <text:p text:style-name="P22"><text:s text:c="4"/>do {</text:p>
      <text:p text:style-name="P22"><text:s text:c="8"/>valAlea2 = aleatoire(9);</text:p>
      <text:p text:style-name="P22"><text:s text:c="4"/>} while (valAlea2 == valAlea1);</text:p>
      <text:p text:style-name="P22"><text:s text:c="4"/>printf("La seconde valeur aléatoire est : %d \n", valAlea2);</text:p>
      <text:p text:style-name="P22"><text:s text:c="4"/>do {</text:p>
      <text:p text:style-name="P22"><text:s text:c="8"/>valAlea3 = aleatoire(9);</text:p>
      <text:p text:style-name="P22"><text:soft-page-break/><text:s text:c="4"/>} while (valAlea3 == valAlea1 || valAlea3 == valAlea2);</text:p>
      <text:p text:style-name="P22"><text:s text:c="4"/>printf("La troisième valeur aléatoire est : %d \n", valAlea3);</text:p>
      <text:p text:style-name="P22"><text:s text:c="4"/>do {</text:p>
      <text:p text:style-name="P22"><text:s text:c="8"/>valAlea4 = aleatoire(9);</text:p>
      <text:p text:style-name="P22"><text:s text:c="4"/>} while (valAlea4 == valAlea1 || valAlea4 == valAlea2 || valAlea4 == valAlea3);</text:p>
      <text:p text:style-name="P22"><text:s text:c="4"/>printf("La quatrième valeur aléatoire est : %d \n", valAlea4);</text:p>
      <text:p text:style-name="P22"><text:s text:c="4"/>//Déclaration des variables du jeu</text:p>
      <text:p text:style-name="P22"><text:s text:c="4"/>int val1;</text:p>
      <text:p text:style-name="P22"><text:s text:c="4"/>int val2;</text:p>
      <text:p text:style-name="P22"><text:s text:c="4"/>int val3;</text:p>
      <text:p text:style-name="P22"><text:s text:c="4"/>int val4;</text:p>
      <text:p text:style-name="P22"><text:s text:c="4"/>int ok;</text:p>
      <text:p text:style-name="P22"><text:s text:c="4"/>char rejouer;</text:p>
      <text:p text:style-name="P22"><text:s text:c="4"/>int nbDeTentative;</text:p>
      <text:p text:style-name="P22"><text:s text:c="4"/>int nbDeValeursCorrectesBienPlacees;</text:p>
      <text:p text:style-name="P22"><text:s text:c="4"/>int nbDeValeursCorrectesMalPlacees;</text:p>
      <text:p text:style-name="P22"><text:s text:c="4"/>//Demander le pseudo ou pénom</text:p>
      <text:p text:style-name="P22"><text:s text:c="4"/>char prenom[NBMAXCAR];</text:p>
      <text:p text:style-name="P22"><text:s text:c="4"/>printf("Donnez votre pseudo ou prénom : ");</text:p>
      <text:p text:style-name="P22"><text:s text:c="4"/>scanf("%s", prenom);</text:p>
      <text:p text:style-name="P22"><text:s text:c="4"/>//Répéter le jeu tant que le joueur écrit o</text:p>
      <text:p text:style-name="P22"><text:s text:c="4"/>do {</text:p>
      <text:p text:style-name="P22"><text:s text:c="8"/>nbDeTentative=0;</text:p>
      <text:p text:style-name="P22"><text:s text:c="8"/>nbDeValeursCorrectesBienPlacees = 0;</text:p>
      <text:p text:style-name="P22"><text:s text:c="8"/>nbDeValeursCorrectesMalPlacees = 0;</text:p>
      <text:p text:style-name="P22"><text:s text:c="8"/>//boucle de jeu</text:p>
      <text:p text:style-name="P22"><text:s text:c="8"/>do {</text:p>
      <text:p text:style-name="P22"><text:s text:c="12"/>nbDeTentative = nbDeTentative+1;</text:p>
      <text:p text:style-name="P22"><text:s text:c="12"/>//Affectation des premières variables du joueur <text:s text:c="3"/></text:p>
      <text:p text:style-name="P22"><text:s text:c="12"/>printf("Donnez la première valeur : ");</text:p>
      <text:p text:style-name="P22"><text:s text:c="12"/>scanf("%d", &amp;val1);</text:p>
      <text:p text:style-name="P22"><text:s text:c="12"/>printf("Donnez la seconde valeur : ");</text:p>
      <text:p text:style-name="P22"><text:s text:c="12"/>scanf("%d", &amp;val2);</text:p>
      <text:p text:style-name="P22"><text:s text:c="12"/>printf("Donnez la troisième valeur : ");</text:p>
      <text:p text:style-name="P22"><text:s text:c="12"/>scanf("%d", &amp;val3);</text:p>
      <text:p text:style-name="P22"><text:s text:c="12"/>printf("Donnez la quatrième valeur : ");</text:p>
      <text:p text:style-name="P22"><text:s text:c="12"/>scanf("%d", &amp;val4);</text:p>
      <text:p text:style-name="P22"><text:s text:c="12"/>//Vérification que les valeurs du joueur soient comprises entre 0 et 9</text:p>
      <text:p text:style-name="P22"><text:s text:c="12"/>while (0 &gt; val1 || val1 &gt; 9) {</text:p>
      <text:p text:style-name="P22"><text:s text:c="16"/>printf("Votre première valeur n'est pas correcte. Il faut qu'elle soit comprise entre 0 et 9.\n");</text:p>
      <text:p text:style-name="P22"><text:s text:c="16"/>printf("Donnez la première valeur : ");</text:p>
      <text:p text:style-name="P22"><text:s text:c="16"/>scanf("%d", &amp;val1);</text:p>
      <text:p text:style-name="P22"><text:s text:c="12"/>}</text:p>
      <text:p text:style-name="P22"><text:s text:c="12"/>do {</text:p>
      <text:p text:style-name="P22"><text:s text:c="16"/>while (0 &gt; val2 || val2 &gt; 9) {</text:p>
      <text:p text:style-name="P22"><text:s text:c="20"/>printf("Votre seconde valeur n'est pas correcte. Il faut qu'elle soit comprise entre 0 et 9 et ne peut pas être égale à une autre de vos valeurs.\n");</text:p>
      <text:p text:style-name="P22"><text:s text:c="20"/>printf("Donnez la seconde valeur : ");</text:p>
      <text:p text:style-name="P22"><text:s text:c="20"/>scanf("%d", &amp;val2);</text:p>
      <text:p text:style-name="P22"><text:s text:c="16"/>}</text:p>
      <text:p text:style-name="P22"><text:s text:c="12"/>} while (val2 == val1);</text:p>
      <text:p text:style-name="P22"><text:soft-page-break/><text:s text:c="12"/>do {</text:p>
      <text:p text:style-name="P22"><text:s text:c="16"/>while (0 &gt; val3 || val3 &gt; 9) {</text:p>
      <text:p text:style-name="P22"><text:s text:c="20"/>printf("Votre troisième valeur n'est pas correcte. Il faut qu'elle soit comprise entre 0 et 9 et ne peut pas être égale à une autre de vos valeurs.\n");</text:p>
      <text:p text:style-name="P22"><text:s text:c="20"/>printf("Donnez la troisième valeur : ");</text:p>
      <text:p text:style-name="P22"><text:s text:c="20"/>scanf("%d", &amp;val3);</text:p>
      <text:p text:style-name="P22"><text:s text:c="16"/>}</text:p>
      <text:p text:style-name="P22"><text:s text:c="12"/>} while (val3 == val1 || val3 == val2);</text:p>
      <text:p text:style-name="P22"><text:s text:c="12"/>do {</text:p>
      <text:p text:style-name="P22"><text:s text:c="16"/>while (0 &gt; val4 || val4 &gt; 9) {</text:p>
      <text:p text:style-name="P22"><text:s text:c="20"/>printf("Votre quatrième valeur n'est pas correcte. Il faut qu'elle soit comprise entre 0 et 9 et ne peut pas être égale à une autre de vos valeurs.\n");</text:p>
      <text:p text:style-name="P22"><text:s text:c="20"/>printf("Donnez la quatrième valeur : ");</text:p>
      <text:p text:style-name="P22"><text:s text:c="20"/>scanf("%d", &amp;val4);</text:p>
      <text:p text:style-name="P22"><text:s text:c="16"/>}</text:p>
      <text:p text:style-name="P22"><text:s text:c="12"/>} while (val4 == val1 || val4 == val2 || val4 == val3);</text:p>
      <text:p text:style-name="P22"><text:s text:c="12"/>//Test de bonne combinaison</text:p>
      <text:p text:style-name="P22"><text:s text:c="12"/>if (val1 == valAlea1 &amp;&amp; val2 == valAlea2 &amp;&amp; val3 == valAlea3 &amp;&amp; val4 == valAlea4) {</text:p>
      <text:p text:style-name="P22"><text:s text:c="16"/>ok = 1;</text:p>
      <text:p text:style-name="P22"><text:s text:c="12"/>} else {</text:p>
      <text:p text:style-name="P22"><text:s text:c="16"/>ok = 0;</text:p>
      <text:p text:style-name="P22"><text:s text:c="12"/>}</text:p>
      <text:p text:style-name="P22"><text:s text:c="12"/>//Nombre des valeurs bien placées</text:p>
      <text:p text:style-name="P22"><text:s text:c="12"/>if (ok == 0) { //Le joueur n'a pas trouvé la bonne combinaison</text:p>
      <text:p text:style-name="P22"><text:s text:c="16"/>if (val1 == valAlea1) { //si valeur 1 bien placée</text:p>
      <text:p text:style-name="P22"><text:s text:c="20"/>nbDeValeursCorrectesBienPlacees = nbDeValeursCorrectesBienPlacees + 1;</text:p>
      <text:p text:style-name="P22"><text:s text:c="16"/>} else { //si valeur 1 mal placée</text:p>
      <text:p text:style-name="P22"><text:s text:c="20"/>if (val1 == valAlea2 || val1 == valAlea3 || val1 == valAlea4) {</text:p>
      <text:p text:style-name="P22"><text:s text:c="24"/>nbDeValeursCorrectesMalPlacees = nbDeValeursCorrectesMalPlacees + 1;</text:p>
      <text:p text:style-name="P22"><text:s text:c="20"/>}</text:p>
      <text:p text:style-name="P22"><text:s text:c="16"/>}</text:p>
      <text:p text:style-name="P22"><text:s text:c="16"/>if (val2 == valAlea2) { //si valeur 2 bien placée</text:p>
      <text:p text:style-name="P22"><text:s text:c="20"/>nbDeValeursCorrectesBienPlacees = nbDeValeursCorrectesBienPlacees + 1;</text:p>
      <text:p text:style-name="P22"><text:s text:c="16"/>} else { //si valeur 2 mal placée</text:p>
      <text:p text:style-name="P22"><text:s text:c="20"/>if (val2 == valAlea1 || val2 == valAlea3 || val2 == valAlea4) {</text:p>
      <text:p text:style-name="P22"><text:s text:c="24"/>nbDeValeursCorrectesMalPlacees = nbDeValeursCorrectesMalPlacees + 1;</text:p>
      <text:p text:style-name="P22"><text:s text:c="20"/>}</text:p>
      <text:p text:style-name="P22"><text:s text:c="16"/>}</text:p>
      <text:p text:style-name="P22"><text:s text:c="16"/>if (val3 == valAlea3) { //si valeur 3 bien placée</text:p>
      <text:p text:style-name="P22"><text:s text:c="20"/>nbDeValeursCorrectesBienPlacees = nbDeValeursCorrectesBienPlacees + 1;</text:p>
      <text:p text:style-name="P22"><text:s text:c="16"/>} else { //si valeur 3 mal placée</text:p>
      <text:p text:style-name="P22"><text:s text:c="20"/>if (val3 == valAlea1 || val3 == valAlea2 || val3 == valAlea3) {</text:p>
      <text:p text:style-name="P22"><text:s text:c="24"/>nbDeValeursCorrectesMalPlacees = nbDeValeursCorrectesMalPlacees + 1;</text:p>
      <text:p text:style-name="P22"><text:s text:c="20"/>}</text:p>
      <text:p text:style-name="P22"><text:s text:c="16"/>}</text:p>
      <text:p text:style-name="P22"><text:s text:c="16"/>if (val4 == valAlea4) { //si valeur 4 bien placée</text:p>
      <text:p text:style-name="P22"><text:s text:c="20"/>nbDeValeursCorrectesBienPlacees = nbDeValeursCorrectesBienPlacees + 1;</text:p>
      <text:p text:style-name="P22"><text:s text:c="16"/>} else { //si valeur 4 mal placée</text:p>
      <text:p text:style-name="P22"><text:s text:c="20"/>if (val4 == valAlea1 || val4 == valAlea2 || val4 == valAlea3) {</text:p>
      <text:p text:style-name="P22"><text:s text:c="24"/>nbDeValeursCorrectesMalPlacees = nbDeValeursCorrectesMalPlacees + 1;</text:p>
      <text:p text:style-name="P22"><text:s text:c="20"/>}</text:p>
      <text:p text:style-name="P22"><text:s text:c="16"/>}</text:p>
      <text:p text:style-name="P22"><text:soft-page-break/><text:s text:c="16"/>printf("Vous avez %d de bien placés.\n", nbDeValeursCorrectesBienPlacees);</text:p>
      <text:p text:style-name="P22"><text:s text:c="16"/>printf("Vous avez %d de mal placés.\n", nbDeValeursCorrectesMalPlacees);</text:p>
      <text:p text:style-name="P22"><text:s text:c="12"/>}</text:p>
      <text:p text:style-name="P22"><text:s text:c="8"/>} while (ok != 1);</text:p>
      <text:p text:style-name="P22"><text:s text:c="8"/>//Le combinaison a été trouvée</text:p>
      <text:p text:style-name="P22"><text:s text:c="8"/>printf("Vous avez gagnez %s. Il vous a fallu %d tentative(s).", prenom, nbDeTentative);</text:p>
      <text:p text:style-name="P22"><text:s text:c="8"/>//demander si le joueur veut rejouer</text:p>
      <text:p text:style-name="P22"><text:s text:c="8"/>do {</text:p>
      <text:p text:style-name="P22"><text:s text:c="12"/>printf("Voulez vous rejouer (o/n)?\n");</text:p>
      <text:p text:style-name="P22"><text:s text:c="12"/>scanf("%c", &amp;rejouer);</text:p>
      <text:p text:style-name="P22"><text:s text:c="8"/>} while (rejouer != 'o' &amp;&amp; rejouer != 'n');</text:p>
      <text:p text:style-name="P22"><text:s text:c="4"/>} while (rejouer == 'o');</text:p>
      <text:p text:style-name="P22"/>
      <text:p text:style-name="P22"><text:s text:c="4"/>return (EXIT_SUCCESS);</text:p>
      <text:p text:style-name="P22">}</text:p>
      <text:p text:style-name="P22"/>
      <text:p text:style-name="P8"/>
      <text:p text:style-name="P8">Un fichier "main.c" est fourni avec un exemple permettant d'affecter une valeur aléatoire comprise entre 0 et 9 à une variable.</text:p>
      <text:p text:style-name="P3"/>
      <text:p text:style-name="P7"/>
      <text:p text:style-name="P12">Exemple de <text:span text:style-name="T4">déroulement d'une partie</text:span> :</text:p>
      <text:p text:style-name="P10">Donnez votre pseudo : toto</text:p>
      <text:p text:style-name="P10">Bonjour toto</text:p>
      <text:p text:style-name="P10">Vous devez donner 4 chiffres compris entre 0 et 9 </text:p>
      <text:p text:style-name="P10">Chiffre 1 : 1</text:p>
      <text:p text:style-name="P10">Chiffre 2 : 2</text:p>
      <text:p text:style-name="P10">Chiffre 3 : 5</text:p>
      <text:p text:style-name="P10">Chiffre 4 : 8</text:p>
      <text:p text:style-name="P10">Votre proposition est : 1258</text:p>
      <text:p text:style-name="P10">Ce n'est pas la bonne combinaison</text:p>
      <text:p text:style-name="P10">Vous avez 2 valeurs de bien <text:span text:style-name="T3">placées</text:span></text:p>
      <text:p text:style-name="P10">Veuillez <text:span text:style-name="T3">réessayer</text:span></text:p>
      <text:p text:style-name="P10"/>
      <text:p text:style-name="P10">Chiffre 1 : 1</text:p>
      <text:p text:style-name="P10">Chiffre 2 : 2</text:p>
      <text:p text:style-name="P10">Chiffre 3 : 3</text:p>
      <text:p text:style-name="P10">Chiffre 4 : 4</text:p>
      <text:p text:style-name="P10">Votre proposition est : 1234</text:p>
      <text:p text:style-name="P10">Ce n'est pas la bonne combinaison</text:p>
      <text:p text:style-name="P10">Vous avez 3 valeurs de bien <text:span text:style-name="T3">placées</text:span></text:p>
      <text:p text:style-name="P10">Veuillez <text:span text:style-name="T3">réessayer</text:span></text:p>
      <text:p text:style-name="P10"/>
      <text:p text:style-name="P10">Chiffre 1 : 1</text:p>
      <text:p text:style-name="P10">Chiffre 2 : 2</text:p>
      <text:p text:style-name="P10">Chiffre 3 : 3</text:p>
      <text:p text:style-name="P10">Chiffre 4 : 5</text:p>
      <text:p text:style-name="P10">Votre proposition est : 1235</text:p>
      <text:p text:style-name="P10">Ce n'est pas la bonne combinaison</text:p>
      <text:p text:style-name="P10">Vous avez 2 valeurs de bien <text:span text:style-name="T3">placées</text:span></text:p>
      <text:p text:style-name="P10">Veuillez <text:span text:style-name="T3">réessayer</text:span></text:p>
      <text:p text:style-name="P10"/>
      <text:p text:style-name="P10">Chiffre 1 : 1 </text:p>
      <text:p text:style-name="P10">Chiffre 2 : 2</text:p>
      <text:p text:style-name="P10">Chiffre 3 : 8</text:p>
      <text:p text:style-name="P10">Chiffre 4 : 4</text:p>
      <text:p text:style-name="P10">Votre proposition est : 1284</text:p>
      <text:p text:style-name="P10">Bravo toto vous avez trouve en 4 coups!</text:p>
      <text:p text:style-name="P10">Voulez vous faire une autre partie (o/n)? n</text:p>
      <text:p text:style-name="P11">A bientot toto.</text:p>
      <text:p text:style-name="Standard"/>
      <text:p text:style-name="Standard"/>
      <text:p text:style-name="Standard"/>
      <text:p text:style-name="Standard"/>
      <text:p text:style-name="P29">Vous respecterez les consignes concernant la qualité de code <text:span text:style-name="T6">(Voir "Standard de qualité de code <text:s/>pour le C pour la section" sur le site internet habituel)</text:span></text:p>
      <text:p text:style-name="P30">Correction Version 3 :</text:p>
      <text:p text:style-name="P31">/* </text:p>
      <text:p text:style-name="P31"><text:s/>* File: <text:s text:c="2"/>Correction.c</text:p>
      <text:p text:style-name="P31"><text:s/>* Author: msoulard</text:p>
      <text:p text:style-name="P31"><text:s/>*</text:p>
      <text:p text:style-name="P31"><text:s/>* Created on 17 octobre 2019, 10:39</text:p>
      <text:p text:style-name="P31"><text:s/>*/</text:p>
      <text:p text:style-name="P31"/>
      <text:p text:style-name="P31">#include &lt;stdio.h&gt;</text:p>
      <text:p text:style-name="P31">#include &lt;stdlib.h&gt;</text:p>
      <text:p text:style-name="P31">#include &lt;errno.h&gt;</text:p>
      <text:p text:style-name="P31">#include &lt;string.h&gt;</text:p>
      <text:p text:style-name="P31">#include &lt;sys/timeb.h&gt;</text:p>
      <text:p text:style-name="P31">#include &lt;math.h&gt;</text:p>
      <text:p text:style-name="P31">#include &lt;ctype.h&gt;</text:p>
      <text:p text:style-name="P31">#include &lt;unistd.h&gt;</text:p>
      <text:p text:style-name="P31">#include &lt;time.h&gt;</text:p>
      <text:p text:style-name="P31">#include &lt;sys/random.h&gt;</text:p>
      <text:p text:style-name="P31"/>
      <text:p text:style-name="P31">#define NBMAXCAR 255</text:p>
      <text:p text:style-name="P31"/>
      <text:p text:style-name="P31">// attendre un maxTime millisecondes</text:p>
      <text:p text:style-name="P31"/>
      <text:p text:style-name="P31">void msleep(unsigned int maxTime) {</text:p>
      <text:p text:style-name="P31"/>
      <text:p text:style-name="P31"><text:s text:c="4"/>/*struct timespec {</text:p>
      <text:p text:style-name="P31"><text:s text:c="4"/>time_t tv_sec; <text:s text:c="7"/>// secondes</text:p>
      <text:p text:style-name="P31"><text:s text:c="4"/>long <text:s text:c="2"/>tv_nsec; <text:s text:c="6"/>// nanosecondes</text:p>
      <text:p text:style-name="P31">};*/</text:p>
      <text:p text:style-name="P31"/>
      <text:p text:style-name="P31"><text:s text:c="4"/>struct timespec req;</text:p>
      <text:p text:style-name="P31"><text:s text:c="4"/>struct timespec rem;</text:p>
      <text:p text:style-name="P31"><text:s text:c="4"/>time_t secondes = 0;</text:p>
      <text:p text:style-name="P31"><text:s text:c="4"/>long nanoSecondes = 0;</text:p>
      <text:p text:style-name="P31"><text:s text:c="4"/>if (maxTime &gt;= 1000) {</text:p>
      <text:p text:style-name="P31"><text:s text:c="8"/>do {</text:p>
      <text:p text:style-name="P31"><text:s text:c="12"/>secondes++;</text:p>
      <text:p text:style-name="P31"><text:s text:c="12"/>maxTime -= 1000;</text:p>
      <text:p text:style-name="P31"><text:s text:c="8"/>} while (maxTime &gt;= 1000);</text:p>
      <text:p text:style-name="P31"><text:s text:c="4"/>}</text:p>
      <text:p text:style-name="P31"><text:s text:c="4"/>nanoSecondes = maxTime * 1000000;</text:p>
      <text:p text:style-name="P31"><text:s text:c="4"/>req.tv_sec = secondes;</text:p>
      <text:p text:style-name="P31"><text:s text:c="4"/>req.tv_nsec = nanoSecondes;</text:p>
      <text:p text:style-name="P31"><text:s text:c="4"/>nanosleep(&amp;req, &amp;rem);</text:p>
      <text:p text:style-name="P31"/>
      <text:p text:style-name="P31">}</text:p>
      <text:p text:style-name="P31"/>
      <text:p text:style-name="P31">/**</text:p>
      <text:p text:style-name="P31"><text:s/>* </text:p>
      <text:p text:style-name="P31"><text:s/>* @param maxAlea valeur max de l'aleatoire</text:p>
      <text:p text:style-name="P31"><text:s/>* @return retourne une valeur entiere E[0..maxAlea[</text:p>
      <text:p text:style-name="P31"><text:s/>*/</text:p>
      <text:p text:style-name="P31"><text:soft-page-break/>unsigned int aleatoire(unsigned int maxAlea) {</text:p>
      <text:p text:style-name="P31"><text:s text:c="4"/>struct timeb t;</text:p>
      <text:p text:style-name="P31"><text:s text:c="4"/>float a, b;</text:p>
      <text:p text:style-name="P31"><text:s text:c="4"/>unsigned int nbmilli;</text:p>
      <text:p text:style-name="P31"><text:s text:c="4"/>ftime(&amp;t);</text:p>
      <text:p text:style-name="P31"><text:s text:c="4"/>nbmilli = t.time * 1000 + t.millitm;</text:p>
      <text:p text:style-name="P31"><text:s text:c="4"/>srand(nbmilli);</text:p>
      <text:p text:style-name="P31"><text:s text:c="4"/>a = rand();</text:p>
      <text:p text:style-name="P31"><text:s text:c="4"/>b = (maxAlea * a) / RAND_MAX;</text:p>
      <text:p text:style-name="P31"><text:s text:c="4"/>msleep(250);</text:p>
      <text:p text:style-name="P31"><text:s text:c="4"/>return ( (unsigned int) b);</text:p>
      <text:p text:style-name="P31"/>
      <text:p text:style-name="P31"/>
      <text:p text:style-name="P31">}</text:p>
      <text:p text:style-name="P31"/>
      <text:p text:style-name="P31">int main(int argc, char** argv) {</text:p>
      <text:p text:style-name="P31"><text:s text:c="4"/>//Déclaration des variables aléatoires</text:p>
      <text:p text:style-name="P31"><text:s text:c="4"/>int valAlea1;</text:p>
      <text:p text:style-name="P31"><text:s text:c="4"/>int valAlea2;</text:p>
      <text:p text:style-name="P31"><text:s text:c="4"/>int valAlea3;</text:p>
      <text:p text:style-name="P31"><text:s text:c="4"/>int valAlea4;</text:p>
      <text:p text:style-name="P31"><text:s text:c="4"/>//Affectation des variables aléatoires</text:p>
      <text:p text:style-name="P31"><text:s text:c="4"/>valAlea1 = aleatoire(9);</text:p>
      <text:p text:style-name="P31"><text:s text:c="4"/>printf("La première valeur aléatoire est : %d \n", valAlea1);</text:p>
      <text:p text:style-name="P31"><text:s text:c="4"/>//tirage aléatoire de la valeur jusqu'à ce qu'elle soit différente de la précedente</text:p>
      <text:p text:style-name="P31"><text:s text:c="4"/>do {</text:p>
      <text:p text:style-name="P31"><text:s text:c="8"/>valAlea2 = aleatoire(9);</text:p>
      <text:p text:style-name="P31"><text:s text:c="4"/>} while (valAlea2 == valAlea1);</text:p>
      <text:p text:style-name="P31"><text:s text:c="4"/>printf("La seconde valeur aléatoire est : %d \n", valAlea2);</text:p>
      <text:p text:style-name="P31"><text:s text:c="4"/>do {</text:p>
      <text:p text:style-name="P31"><text:s text:c="8"/>valAlea3 = aleatoire(9);</text:p>
      <text:p text:style-name="P31"><text:s text:c="4"/>} while (valAlea3 == valAlea1 || valAlea3 == valAlea2);</text:p>
      <text:p text:style-name="P31"><text:s text:c="4"/>printf("La troisième valeur aléatoire est : %d \n", valAlea3);</text:p>
      <text:p text:style-name="P31"><text:s text:c="4"/>do {</text:p>
      <text:p text:style-name="P31"><text:s text:c="8"/>valAlea4 = aleatoire(9);</text:p>
      <text:p text:style-name="P31"><text:s text:c="4"/>} while (valAlea4 == valAlea1 || valAlea4 == valAlea2 || valAlea4 == valAlea3);</text:p>
      <text:p text:style-name="P31"><text:s text:c="4"/>printf("La quatrième valeur aléatoire est : %d \n", valAlea4);</text:p>
      <text:p text:style-name="P31"><text:s text:c="4"/>//Déclaration des variables des valeurs du joueur</text:p>
      <text:p text:style-name="P31"><text:s text:c="4"/>int val1;</text:p>
      <text:p text:style-name="P31"><text:s text:c="4"/>int val2;</text:p>
      <text:p text:style-name="P31"><text:s text:c="4"/>int val3;</text:p>
      <text:p text:style-name="P31"><text:s text:c="4"/>int val4;</text:p>
      <text:p text:style-name="P31"><text:s text:c="4"/>int ok;</text:p>
      <text:p text:style-name="P31"><text:s text:c="4"/>int nbCoups;</text:p>
      <text:p text:style-name="P31"><text:s text:c="4"/>int nbBienPlacee;</text:p>
      <text:p text:style-name="P31"><text:s text:c="4"/>char rejouer;</text:p>
      <text:p text:style-name="P31"><text:s text:c="4"/>int nbMalPlacee;</text:p>
      <text:p text:style-name="P31"><text:s text:c="4"/>//Demander le pseudo ou pénom</text:p>
      <text:p text:style-name="P31"><text:s text:c="4"/>char prenom[NBMAXCAR];</text:p>
      <text:p text:style-name="P31"><text:s text:c="4"/>printf("Donnez votre pseudo ou prénom : ");</text:p>
      <text:p text:style-name="P31"><text:s text:c="4"/>scanf("%s", prenom);</text:p>
      <text:p text:style-name="P31"><text:s text:c="4"/>//répéter le jeu si répons o</text:p>
      <text:p text:style-name="P31"><text:soft-page-break/><text:s text:c="4"/>do {</text:p>
      <text:p text:style-name="P31"><text:s text:c="8"/>nbCoups = 0;</text:p>
      <text:p text:style-name="P31"><text:s text:c="8"/>nbBienPlacee = 0;</text:p>
      <text:p text:style-name="P31"><text:s text:c="8"/>nbMalPlacee = 0;</text:p>
      <text:p text:style-name="P31"><text:s text:c="8"/>//boucle de jeu</text:p>
      <text:p text:style-name="P31"><text:s text:c="8"/>do {</text:p>
      <text:p text:style-name="P31"><text:s text:c="12"/>//Demander les 4 propositions entre 0 et 9</text:p>
      <text:p text:style-name="P31"><text:s text:c="12"/>do {</text:p>
      <text:p text:style-name="P31"><text:s text:c="16"/>printf("Donnez la première valeur : ");</text:p>
      <text:p text:style-name="P31"><text:s text:c="16"/>scanf("%d", &amp;val1);</text:p>
      <text:p text:style-name="P31"><text:s text:c="12"/>} while (val1 &lt; 0 || val1 &gt; 9);</text:p>
      <text:p text:style-name="P31"><text:s text:c="12"/>do {</text:p>
      <text:p text:style-name="P31"><text:s text:c="16"/>printf("Donnez la seconde valeur : ");</text:p>
      <text:p text:style-name="P31"><text:s text:c="16"/>scanf("%d", &amp;val2);</text:p>
      <text:p text:style-name="P31"><text:s text:c="12"/>} while (val2 &lt; 0 || val2 &gt; 9);</text:p>
      <text:p text:style-name="P31"><text:s text:c="12"/>do {</text:p>
      <text:p text:style-name="P31"><text:s text:c="16"/>printf("Donnez la troisième valeur : ");</text:p>
      <text:p text:style-name="P31"><text:s text:c="16"/>scanf("%d", &amp;val3);</text:p>
      <text:p text:style-name="P31"><text:s text:c="12"/>} while (val3 &lt; 0 || val3 &gt; 9);</text:p>
      <text:p text:style-name="P31"><text:s text:c="12"/>do {</text:p>
      <text:p text:style-name="P31"><text:s text:c="16"/>printf("Donnez la quatrième valeur : ");</text:p>
      <text:p text:style-name="P31"><text:s text:c="16"/>scanf("%d", &amp;val4);</text:p>
      <text:p text:style-name="P31"><text:s text:c="12"/>} while (val4 &lt; 0 || val4 &gt; 9);</text:p>
      <text:p text:style-name="P31"><text:s text:c="12"/>nbCoups = nbCoups + 1; //Nombre de coups réaliser par le joueur</text:p>
      <text:p text:style-name="P31"><text:s text:c="12"/>//Test de bonne combinaison</text:p>
      <text:p text:style-name="P31"><text:s text:c="12"/>if (val1 == valAlea1 &amp;&amp; val2 == valAlea2 &amp;&amp; val3 == valAlea3 &amp;&amp; val4 == valAlea4) {</text:p>
      <text:p text:style-name="P31"><text:s text:c="16"/>ok = 1;</text:p>
      <text:p text:style-name="P31"><text:s text:c="12"/>} else {</text:p>
      <text:p text:style-name="P31"><text:s text:c="16"/>ok = 0;</text:p>
      <text:p text:style-name="P31"><text:s text:c="12"/>}</text:p>
      <text:p text:style-name="P31"><text:s text:c="12"/>//Nombre des valeurs bien placées</text:p>
      <text:p text:style-name="P31"><text:s text:c="12"/>if (ok == 0) { //Le joueur n'a pas trouvé la bonne combinaison</text:p>
      <text:p text:style-name="P31"><text:s text:c="16"/>if (val1 == valAlea1) { //si valeur 1 bien placée</text:p>
      <text:p text:style-name="P31"><text:s text:c="20"/>nbBienPlacee = nbBienPlacee + 1;</text:p>
      <text:p text:style-name="P31"><text:s text:c="16"/>} else { //si valeur 1 mal placée</text:p>
      <text:p text:style-name="P31"><text:s text:c="20"/>if (val1 == valAlea2 || val1 == valAlea3 || val1 == valAlea4) {</text:p>
      <text:p text:style-name="P31"><text:s text:c="24"/>nbMalPlacee = nbMalPlacee + 1;</text:p>
      <text:p text:style-name="P31"><text:s text:c="20"/>}</text:p>
      <text:p text:style-name="P31"><text:s text:c="16"/>}</text:p>
      <text:p text:style-name="P31"><text:s text:c="16"/>if (val2 == valAlea2) { //si valeur 2 bien placée</text:p>
      <text:p text:style-name="P31"><text:s text:c="20"/>nbBienPlacee = nbBienPlacee + 1;</text:p>
      <text:p text:style-name="P31"><text:s text:c="16"/>} else { //si valeur 2 mal placée</text:p>
      <text:p text:style-name="P31"><text:s text:c="20"/>if (val2 == valAlea1 || val2 == valAlea3 || val2 == valAlea4) {</text:p>
      <text:p text:style-name="P31"><text:s text:c="24"/>nbMalPlacee = nbMalPlacee + 1;</text:p>
      <text:p text:style-name="P31"><text:s text:c="20"/>}</text:p>
      <text:p text:style-name="P31"><text:s text:c="16"/>}</text:p>
      <text:p text:style-name="P31"><text:s text:c="16"/>if (val3 == valAlea3) { //si valeur 3 bien placée</text:p>
      <text:p text:style-name="P31"><text:s text:c="20"/>nbBienPlacee = nbBienPlacee + 1;</text:p>
      <text:p text:style-name="P31"><text:s text:c="16"/>} else { //si valeur 3 mal placée</text:p>
      <text:p text:style-name="P31"><text:s text:c="20"/>if (val3 == valAlea1 || val3 == valAlea2 || val3 == valAlea3) {</text:p>
      <text:p text:style-name="P31"><text:s text:c="24"/>nbMalPlacee = nbMalPlacee + 1;</text:p>
      <text:p text:style-name="P31"><text:s text:c="20"/>}</text:p>
      <text:p text:style-name="P31"><text:soft-page-break/><text:s text:c="16"/>}</text:p>
      <text:p text:style-name="P31"><text:s text:c="16"/>if (val4 == valAlea4) { //si valeur 4 bien placée</text:p>
      <text:p text:style-name="P31"><text:s text:c="20"/>nbBienPlacee = nbBienPlacee + 1;</text:p>
      <text:p text:style-name="P31"><text:s text:c="16"/>} else { //si valeur 4 mal placée</text:p>
      <text:p text:style-name="P31"><text:s text:c="20"/>if (val4 == valAlea1 || val4 == valAlea2 || val4 == valAlea3) {</text:p>
      <text:p text:style-name="P31"><text:s text:c="24"/>nbMalPlacee = nbMalPlacee + 1;</text:p>
      <text:p text:style-name="P31"><text:s text:c="20"/>}</text:p>
      <text:p text:style-name="P31"><text:s text:c="16"/>}</text:p>
      <text:p text:style-name="P31"><text:s text:c="16"/>printf("Vous avez %d de bien placés.\n", nbBienPlacee);</text:p>
      <text:p text:style-name="P31"><text:s text:c="16"/>printf("Vous avez %d de mal placés.\n", nbMalPlacee);</text:p>
      <text:p text:style-name="P31"><text:s text:c="12"/>}</text:p>
      <text:p text:style-name="P31"><text:s text:c="8"/>} while (ok != 1);</text:p>
      <text:p text:style-name="P31"><text:s text:c="8"/>//Le combinaison a été trouvée</text:p>
      <text:p text:style-name="P31"><text:s text:c="8"/>printf("Félicitation %s !! Vous avez trouvé la bonne combinaison\n", prenom);</text:p>
      <text:p text:style-name="P31"><text:s text:c="8"/>//demander si le joueur veut rejouer</text:p>
      <text:p text:style-name="P31"><text:s text:c="8"/>do {</text:p>
      <text:p text:style-name="P31"><text:s text:c="12"/>printf("Voulez vour rejouer (o/n)?\n");</text:p>
      <text:p text:style-name="P31"><text:s text:c="12"/>scanf("%c", &amp;rejouer);</text:p>
      <text:p text:style-name="P31"><text:s text:c="8"/>} while (rejouer != 'o' &amp;&amp; rejouer != 'n');</text:p>
      <text:p text:style-name="P31"><text:s text:c="4"/>} while (rejouer == 'o');</text:p>
      <text:p text:style-name="P31"><text:s text:c="4"/>printf("Merci d'avoir jouer %s. A bientôt.", prenom);</text:p>
      <text:p text:style-name="P31"/>
      <text:p text:style-name="P31"><text:s text:c="4"/>return (EXIT_SUCCESS);</text:p>
      <text:p text:style-name="P3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9:45:43.267419528</meta:creation-date>
    <dc:date>2019-10-18T14:10:24.665047194</dc:date>
    <meta:editing-duration>PT2H6M12S</meta:editing-duration>
    <meta:editing-cycles>17</meta:editing-cycles>
    <meta:generator>LibreOffice/6.2.6.2$Linux_X86_64 LibreOffice_project/20$Build-2</meta:generator>
    <meta:document-statistic meta:table-count="0" meta:image-count="0" meta:object-count="0" meta:page-count="18" meta:paragraph-count="788" meta:word-count="3492" meta:character-count="27281" meta:non-whitespace-character-count="19612"/>
  </office:meta>
</office:document-meta>
</file>